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Jan 04 13:07:10 2024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Jan 04 13:07:10 2024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842">
            <draw:path id="path1078" draw:style-name="style0" draw:layer="layout" svg:x="0.000cm" svg:y="0.000cm" svg:width="31.750cm" svg:height="10.583cm" svg:viewBox="0.0 0.0 31750.002 10583.333" svg:d="M 0.000 5291.666 L 0.000 0.000 L 15875.001 0.000 L 31750.002 0.000 L 31750.002 5291.666 L 31750.002 10583.333 L 15875.001 10583.333 L 0.000 10583.333 L 0.000 5291.666 ZM 24056.098 8702.146 C 24068.989 8680.318 24493.757 7944.055 25000.029 7066.007 C 25541.563 6126.802 25918.502 5462.348 25915.613 5452.049 C 25912.910 5442.420 25486.615 4701.117 24968.287 3804.708 L 24025.872 2174.875 L 22122.753 2174.875 L 20219.633 2174.875 L 19270.572 3820.372 C 18748.588 4725.395 18322.888 5468.345 18324.572 5471.372 C 18340.589 5500.169 20114.895 8570.437 20157.996 8643.937 L 20215.403 8741.833 L 22124.032 8741.833 L 24032.660 8741.833 L 24056.098 8702.146 ZM 20309.418 5417.968 L 20309.418 3522.853 L 20772.439 3526.826 C 21290.946 3531.274 21289.568 3531.105 21451.177 3610.230 C 21603.079 3684.604 21710.013 3812.868 21770.101 3992.776 C 21823.460 4152.535 21828.168 4205.578 21827.618 4640.791 C 21827.111 5042.946 21827.111 5042.961 21798.799 5147.425 C 21721.149 5433.952 21566.228 5593.727 21300.050 5661.804 C 21174.052 5694.029 21030.332 5704.417 20710.463 5704.417 L 20415.251 5704.417 L 20415.251 6508.750 L 20415.251 7313.083 L 20362.335 7313.083 L 20309.418 7313.083 L 20309.418 5417.968 ZM 21227.205 5567.585 C 21425.719 5526.619 21553.887 5435.280 21632.084 5279.046 C 21707.001 5129.365 21711.771 5089.004 21711.255 4609.042 C 21710.820 4205.926 21709.686 4181.665 21687.449 4101.042 C 21620.788 3859.318 21490.495 3719.278 21272.022 3654.537 C 21224.732 3640.523 21142.048 3636.606 20814.772 3632.877 L 20415.251 3628.324 L 20415.251 4608.162 L 20415.251 5588.000 L 20772.439 5587.850 C 21081.927 5587.730 21142.657 5585.021 21227.205 5567.574 L 21227.205 5567.585 ZM 23103.416 6543.146 L 23103.415 5773.208 L 22679.043 4688.416 C 22445.638 4091.781 22248.208 3585.766 22240.306 3563.937 L 22225.940 3524.250 L 22281.205 3524.250 L 22336.470 3524.250 L 22748.312 4566.708 C 22974.826 5140.060 23163.319 5609.167 23167.186 5609.167 C 23171.053 5609.167 23359.503 5140.102 23585.963 4566.802 L 23997.710 3524.438 L 24054.506 3524.348 C 24103.495 3524.258 24110.608 3526.802 24106.245 3542.775 C 24103.464 3552.961 23902.882 4059.307 23660.510 4667.987 L 23219.835 5774.680 L 23219.835 6543.884 L 23219.835 7313.089 L 23161.627 7313.089 L 23103.418 7313.089 L 23103.416 6543.146 ZM 11399.631 7318.328 C 11661.184 7265.543 11869.235 7079.858 11956.911 6820.958 C 12018.719 6638.446 12015.964 6697.283 12020.095 5471.583 C 12022.579 4734.433 12020.085 4311.425 12012.884 4248.983 C 11955.102 3747.952 11655.056 3471.101 11170.709 3471.912 C 11004.868 3472.182 10851.285 3509.939 10732.218 3579.689 C 10699.809 3598.675 10637.488 3649.927 10593.727 3693.583 C 10451.070 3835.897 10373.611 4035.337 10350.026 4321.048 C 10342.298 4414.678 10339.920 4807.037 10342.830 5508.625 C 10347.565 6650.356 10346.235 6624.349 10409.639 6814.819 C 10489.364 7054.317 10658.157 7225.999 10884.959 7298.272 C 11030.196 7344.553 11230.924 7352.375 11399.631 7318.328 ZM 11021.503 7085.692 C 10849.625 7048.298 10740.404 6947.362 10666.851 6757.938 C 10603.782 6595.515 10603.268 6583.479 10606.884 5355.167 L 10610.170 4238.625 L 10633.963 4153.958 C 10720.743 3845.133 10880.644 3714.750 11172.604 3714.750 C 11353.338 3714.750 11463.321 3749.856 11556.943 3837.428 C 11664.460 3937.997 11737.321 4108.199 11757.487 4305.892 C 11771.614 4444.374 11772.177 6356.800 11758.132 6498.167 C 11744.783 6632.539 11724.196 6708.030 11671.618 6815.405 C 11596.808 6968.178 11491.842 7050.960 11329.274 7085.396 C 11239.258 7104.463 11108.360 7104.589 11021.503 7085.695 L 11021.503 7085.692 ZM 15505.964 7318.328 C 15767.518 7265.543 15975.569 7079.858 16063.245 6820.958 C 16125.052 6638.446 16122.298 6697.283 16126.428 5471.583 C 16128.912 4734.433 16126.419 4311.425 16119.218 4248.983 C 16061.436 3747.952 15761.390 3471.101 15277.042 3471.912 C 15111.202 3472.182 14957.619 3509.939 14838.552 3579.689 C 14806.142 3598.675 14743.822 3649.927 14700.060 3693.583 C 14557.403 3835.897 14479.944 4035.337 14456.360 4321.048 C 14448.631 4414.678 14446.254 4807.037 14449.163 5508.625 C 14453.898 6650.356 14452.568 6624.349 14515.973 6814.819 C 14595.697 7054.317 14764.491 7225.999 14991.293 7298.272 C 15136.530 7344.553 15337.258 7352.375 15505.964 7318.328 ZM 15127.837 7085.692 C 14955.958 7048.298 14846.738 6947.362 14773.185 6757.938 C 14710.116 6595.515 14709.601 6583.479 14713.218 5355.167 L 14716.504 4238.625 L 14740.296 4153.958 C 14827.076 3845.133 14986.978 3714.750 15278.938 3714.750 C 15459.672 3714.750 15569.655 3749.856 15663.276 3837.428 C 15770.793 3937.997 15843.654 4108.199 15863.821 4305.892 C 15877.947 4444.374 15878.510 6356.800 15864.466 6498.167 C 15851.117 6632.539 15830.530 6708.030 15777.952 6815.405 C 15703.142 6968.178 15598.176 7050.960 15435.608 7085.396 C 15345.592 7104.463 15214.694 7104.589 15127.836 7085.695 L 15127.837 7085.692 ZM 8530.167 6454.516 L 8530.167 5606.532 L 8813.271 5612.241 C 9131.209 5618.652 9206.173 5629.704 9332.176 5688.743 C 9465.592 5751.256 9550.084 5856.598 9595.159 6016.625 C 9610.256 6070.222 9614.220 6159.349 9620.580 6588.125 C 9628.455 7119.066 9632.450 7164.506 9680.015 7264.251 L 9698.254 7302.500 L 9834.759 7302.500 C 9909.837 7302.500 9969.426 7298.928 9967.179 7294.562 C 9894.513 7153.397 9893.474 7144.607 9884.920 6598.708 C 9878.528 6190.804 9873.871 6086.231 9859.040 6017.602 C 9801.685 5752.188 9668.115 5587.114 9450.863 5513.151 C 9410.147 5499.290 9376.834 5485.020 9376.834 5481.441 C 9376.834 5477.862 9397.075 5468.958 9421.813 5461.654 C 9542.898 5425.905 9685.071 5318.122 9754.976 5209.079 C 9842.479 5072.586 9871.632 4940.887 9880.771 4640.791 C 9894.225 4199.060 9854.488 3974.020 9729.957 3786.700 C 9656.185 3675.731 9568.039 3608.428 9431.625 3558.913 C 9300.420 3511.288 9196.331 3503.213 8712.730 3503.146 L 8265.584 3503.086 L 8265.584 5402.794 L 8265.584 7302.502 L 8397.875 7302.502 L 8530.167 7302.502 L 8530.167 6454.516 ZM 8530.167 4562.788 L 8530.167 3746.500 L 8850.313 3746.650 C 9195.624 3746.830 9254.718 3753.547 9354.361 3804.040 C 9459.632 3857.385 9520.989 3933.147 9570.722 4071.199 C 9613.799 4190.771 9622.743 4295.913 9617.601 4622.233 C 9613.935 4854.861 9609.260 4929.159 9595.123 4979.452 C 9551.231 5135.595 9473.449 5237.247 9352.192 5296.935 C 9233.953 5355.137 9156.667 5366.274 8823.855 5373.072 L 8530.167 5379.070 L 8530.167 4562.782 L 8530.167 4562.788 ZM 13557.078 7272.111 C 13825.890 7190.747 13978.365 7017.366 14051.162 6710.278 C 14073.026 6618.043 14083.485 6043.309 14065.727 5909.863 C 14040.098 5717.277 13968.564 5553.365 13864.895 5449.682 C 13803.479 5388.258 13664.199 5309.374 13593.865 5296.180 C 13545.247 5287.059 13547.685 5276.677 13602.230 5260.560 C 13682.552 5236.828 13787.992 5174.390 13837.961 5120.969 C 13894.355 5060.679 13938.409 4972.518 13972.131 4852.458 C 13994.560 4772.608 13995.913 4748.225 13995.913 4423.833 C 13995.913 4100.794 13994.482 4074.726 13972.382 3995.208 C 13935.879 3863.873 13880.716 3761.379 13806.506 3687.014 C 13734.873 3615.231 13672.782 3579.553 13562.276 3546.677 C 13439.177 3510.055 13327.977 3503.083 12866.966 3503.083 L 12424.834 3503.083 L 12424.834 5403.420 L 12424.834 7303.756 L 12951.355 7299.920 C 13462.326 7296.197 13480.215 7295.376 13557.078 7272.111 ZM 12689.417 6243.248 L 12689.417 5416.830 L 13014.855 5421.295 C 13279.578 5424.926 13352.140 5429.123 13403.792 5443.788 C 13631.014 5508.298 13747.230 5629.398 13797.650 5854.195 C 13824.214 5972.632 13824.118 6509.845 13797.500 6635.750 C 13759.053 6817.675 13671.202 6948.399 13546.334 7009.491 C 13443.343 7059.878 13355.448 7069.667 13005.973 7069.667 L 12689.405 7069.667 L 12689.417 6243.248 ZM 12689.417 4460.875 L 12689.417 3746.500 L 13014.855 3746.650 C 13370.152 3746.830 13430.267 3753.890 13527.796 3806.973 C 13625.275 3860.027 13684.933 3949.755 13723.314 4101.035 C 13750.545 4208.368 13750.952 4711.894 13723.896 4818.151 C 13686.682 4964.290 13616.981 5055.458 13499.661 5111.449 C 13393.155 5162.279 13285.208 5175.243 12968.489 5175.243 L 12689.417 5175.243 L 12689.417 4460.875 ZM 17441.334 5524.500 L 17441.334 3746.500 L 17827.626 3746.500 L 18213.918 3746.500 L 18213.918 3624.792 L 18213.918 3503.083 L 17314.334 3503.083 L 16414.751 3503.083 L 16414.751 3624.792 L 16414.751 3746.500 L 16801.043 3746.500 L 17187.334 3746.500 L 17187.334 5524.500 L 17187.334 7302.500 L 17314.334 7302.500 L 17441.334 7302.500 L 17441.334 5524.500 Z">
              <!-- 213 nodes -->
            </draw:path>
            <draw:path id="path1076" draw:style-name="style1" draw:layer="layout" svg:x="20.614cm" svg:y="2.171cm" svg:width="1.274cm" svg:height="0.004cm" svg:viewBox="0.0 0.0 1274.094 4.025" svg:d="M 41349.685 4343.287 C 41633.451 4341.720 42097.794 4341.720 42381.560 4343.287 C 42665.325 4344.855 42433.154 4346.137 41865.622 4346.137 C 41298.091 4346.137 41065.919 4344.855 41349.685 4343.287 Z">
              <!-- 4 nodes -->
            </draw:path>
            <draw:path id="path1074" draw:style-name="style2" draw:layer="layout" svg:x="8.525cm" svg:y="3.741cm" svg:width="1.824cm" svg:height="3.241cm" svg:viewBox="0.0 0.0 1824.399 3241.077" svg:d="M 17049.257 10196.561 C 17049.257 9727.984 17050.556 9536.294 17052.146 9770.582 C 17053.736 10004.871 17053.736 10388.252 17052.146 10622.540 C 17050.556 10856.829 17049.257 10665.139 17049.257 10196.561 ZM 18403.623 10323.561 C 18403.623 10128.563 18405.051 10048.792 18406.799 10146.291 C 18408.545 10243.789 18408.545 10403.333 18406.799 10500.832 C 18405.053 10598.331 18403.623 10518.559 18403.623 10323.561 ZM 18869.630 9148.811 C 18869.630 8587.101 18870.913 8357.310 18872.480 8638.165 C 18874.049 8919.021 18874.049 9378.602 18872.480 9659.457 C 18870.911 9940.312 18869.630 9710.522 18869.630 9148.811 ZM 17049.406 8296.853 L 17049.496 7481.936 L 17340.538 7481.696 L 17631.580 7481.456 L 17343.249 7484.521 L 17054.918 7487.585 L 17052.110 8299.688 L 17049.302 9111.792 L 17049.392 8296.875 L 17049.406 8296.853 ZM 18403.291 8275.686 C 18403.301 8165.091 18404.869 8121.285 18406.776 8178.340 C 18408.684 8235.396 18408.675 8325.883 18406.755 8379.424 C 18404.838 8432.964 18403.278 8386.282 18403.288 8275.686 L 18403.291 8275.686 Z">
              <!-- 27 nodes -->
            </draw:path>
            <draw:path id="path1072" draw:style-name="style3" draw:layer="layout" svg:x="12.878cm" svg:y="3.737cm" svg:width="0.308cm" svg:height="1.444cm" svg:viewBox="0.0 0.0 308.276 1444.343" svg:d="M 25776.588 8915.154 C 25824.886 8913.189 25901.086 8913.201 25945.922 8915.175 C 25990.757 8917.155 25951.240 8918.763 25858.106 8918.749 C 25764.973 8918.739 25728.290 8917.117 25776.588 8915.151 L 25776.588 8915.154 ZM 25801.957 7475.811 C 25864.208 7473.942 25968.983 7473.936 26034.791 7475.801 C 26100.598 7477.661 26049.665 7479.189 25921.606 7479.197 C 25793.548 7479.205 25739.706 7477.685 25801.957 7475.816 L 25801.957 7475.811 Z">
              <!-- 10 nodes -->
            </draw:path>
            <draw:path id="path1070" draw:style-name="style4" draw:layer="layout" svg:x="12.681cm" svg:y="3.740cm" svg:width="0.141cm" svg:height="3.018cm" svg:viewBox="0.0 0.0 141.016 3017.513" svg:d="M 25364.562 9983.725 C 25364.562 9526.789 25365.864 9339.861 25367.457 9568.329 C 25369.050 9796.797 25369.050 10170.653 25367.457 10399.121 C 25365.864 10627.588 25364.562 10440.660 25364.562 9983.725 ZM 25364.382 8912.162 C 25361.604 8904.886 25360.561 8579.845 25362.069 8189.850 L 25364.811 7480.766 L 25431.004 7479.941 L 25497.196 7479.116 L 25433.650 7483.093 L 25370.102 7487.069 L 25370.102 8200.434 L 25370.102 8913.799 L 25436.248 8917.556 L 25502.394 8921.314 L 25435.916 8923.354 C 25390.886 8924.734 25367.807 8921.125 25364.383 8912.164 L 25364.382 8912.162 Z">
              <!-- 18 nodes -->
            </draw:path>
            <draw:path id="path1068" draw:style-name="style5" draw:layer="layout" svg:x="14.451cm" svg:y="4.778cm" svg:width="0.004cm" svg:height="1.261cm" svg:viewBox="0.0 0.0 4.030 1261.026" svg:d="M 28902.668 10185.653 C 28902.668 9623.943 28903.952 9394.152 28905.521 9675.007 C 28907.090 9955.863 28907.090 10415.444 28905.521 10696.299 C 28903.952 10977.154 28902.668 10747.364 28902.668 10185.653 Z">
              <!-- 4 nodes -->
            </draw:path>
            <draw:path id="path1066" draw:style-name="style6" draw:layer="layout" svg:x="16.561cm" svg:y="3.737cm" svg:width="1.500cm" svg:height="0.004cm" svg:viewBox="0.0 0.0 1499.683 4.432" svg:d="M 33169.725 7475.859 C 33279.247 7474.137 33455.459 7474.140 33561.308 7475.865 C 33667.158 7477.590 33577.550 7478.998 33362.179 7478.994 C 33146.808 7478.991 33060.203 7477.578 33169.725 7475.859 ZM 34190.325 7475.862 C 34296.555 7474.137 34470.386 7474.137 34576.616 7475.862 C 34682.847 7477.587 34595.931 7479.000 34383.471 7479.000 C 34171.010 7479.000 34084.094 7477.587 34190.325 7475.862 Z">
              <!-- 8 nodes -->
            </draw:path>
            <draw:path id="path1064" draw:style-name="style7" draw:layer="layout" svg:x="20.303cm" svg:y="3.561cm" svg:width="0.122cm" svg:height="3.528cm" svg:viewBox="0.0 0.0 121.676 3528.243" svg:d="M 40606.606 10070.228 C 40606.606 9624.934 40607.912 9442.769 40609.508 9665.416 C 40611.103 9888.062 40611.103 10252.394 40609.508 10475.041 C 40607.912 10697.687 40606.606 10515.522 40606.606 10070.228 ZM 40722.936 10287.186 C 40722.935 9961.220 40724.277 9826.341 40725.921 9987.456 C 40727.565 10148.571 40727.565 10415.271 40725.924 10580.123 C 40724.283 10744.974 40722.939 10613.153 40722.936 10287.186 ZM 40606.070 9033.062 C 40606.070 8907.914 40607.600 8856.717 40609.471 8919.291 C 40611.343 8981.864 40611.343 9084.258 40609.471 9146.832 C 40607.599 9209.406 40606.070 9158.209 40606.070 9033.062 ZM 40605.689 7810.686 C 40605.689 7735.016 40607.393 7705.448 40609.435 7744.981 C 40611.475 7784.513 40611.463 7846.426 40609.435 7882.564 C 40607.374 7918.702 40605.705 7886.357 40605.723 7810.686 L 40605.689 7810.686 ZM 40605.479 7191.562 C 40605.479 7130.443 40607.228 7105.440 40609.365 7135.999 C 40611.504 7166.558 40611.504 7216.565 40609.365 7247.124 C 40607.226 7277.683 40605.479 7252.680 40605.479 7191.562 Z">
              <!-- 21 nodes -->
            </draw:path>
            <draw:path id="path1062" draw:style-name="style8" draw:layer="layout" svg:x="20.303cm" svg:y="3.806cm" svg:width="0.122cm" svg:height="2.255cm" svg:viewBox="0.0 0.0 121.807 2254.851" svg:d="M 40722.482 9726.916 C 40722.490 9604.678 40724.030 9556.122 40725.905 9619.012 C 40727.780 9681.902 40727.771 9781.915 40725.905 9841.262 C 40724.021 9900.609 40722.489 9849.154 40722.498 9726.916 L 40722.482 9726.916 ZM 40722.692 9086.624 C 40722.692 8914.910 40724.147 8844.663 40725.927 8930.520 C 40727.706 9016.377 40727.706 9156.871 40725.927 9242.728 C 40724.148 9328.586 40722.692 9258.339 40722.692 9086.624 ZM 40605.501 8949.041 C 40605.501 8887.922 40607.250 8862.919 40609.387 8893.478 C 40611.526 8924.038 40611.526 8974.044 40609.387 9004.603 C 40607.248 9035.163 40605.501 9010.160 40605.501 8949.041 ZM 40606.200 8456.916 C 40606.206 8305.574 40607.691 8245.134 40609.503 8322.603 C 40611.315 8400.073 40611.309 8523.898 40609.503 8597.770 C 40607.685 8671.642 40606.204 8608.258 40606.210 8456.916 L 40606.200 8456.916 ZM 40605.990 7731.958 C 40605.990 7624.272 40607.562 7580.219 40609.483 7634.062 C 40611.403 7687.905 40611.403 7776.011 40609.483 7829.854 C 40607.563 7883.696 40605.990 7839.643 40605.990 7731.958 Z">
              <!-- 22 nodes -->
            </draw:path>
            <draw:path id="path1060" draw:style-name="style9" draw:layer="layout" svg:x="20.420cm" svg:y="3.893cm" svg:width="0.004cm" svg:height="0.830cm" svg:viewBox="0.0 0.0 4.164 829.794" svg:d="M 40840.470 8199.936 C 40840.470 7830.313 40841.796 7679.104 40843.419 7863.915 C 40845.039 8048.727 40845.039 8351.145 40843.419 8535.957 C 40841.799 8720.768 40840.470 8569.559 40840.470 8199.936 Z">
              <!-- 4 nodes -->
            </draw:path>
            <draw:path id="path1058" draw:style-name="style10" draw:layer="layout" svg:x="22.613cm" svg:y="2.171cm" svg:width="1.072cm" svg:height="0.004cm" svg:viewBox="0.0 0.0 1071.555 4.075" svg:d="M 45327.046 4343.275 C 45563.810 4341.688 45954.335 4341.687 46194.879 4343.274 C 46435.424 4344.860 46241.708 4346.159 45764.399 4346.160 C 45287.091 4346.161 45090.282 4344.863 45327.046 4343.276 L 45327.046 4343.275 Z">
              <!-- 5 nodes -->
            </draw:path>
            <draw:path id="path1056" draw:style-name="style11" draw:layer="layout" svg:x="8.439cm" svg:y="3.504cm" svg:width="0.536cm" svg:height="0.004cm" svg:viewBox="0.0 0.0 535.791 4.367" svg:d="M 16929.949 7010.205 C 17051.121 7008.507 17246.384 7008.507 17363.866 7010.210 C 17481.348 7011.911 17382.207 7013.302 17143.553 7013.300 C 16904.899 7013.297 16808.777 7011.905 16929.949 7010.205 Z">
              <!-- 4 nodes -->
            </draw:path>
            <draw:path id="path1054" draw:style-name="style12" draw:layer="layout" svg:x="10.599cm" svg:y="3.472cm" svg:width="0.626cm" svg:height="2.547cm" svg:viewBox="0.0 0.0 626.010 2546.500" svg:d="M 21197.989 8880.578 C 21197.989 8336.330 21199.276 8113.683 21200.848 8385.807 C 21202.420 8657.931 21202.420 9103.225 21200.848 9375.349 C 21199.276 9647.473 21197.989 9424.826 21197.989 8880.578 ZM 21735.307 6946.702 C 21757.135 6944.419 21792.854 6944.419 21814.682 6946.702 C 21836.511 6948.985 21818.651 6950.853 21774.995 6950.853 C 21731.339 6950.853 21713.479 6948.984 21735.307 6946.702 Z">
              <!-- 8 nodes -->
            </draw:path>
            <draw:path id="path1052" draw:style-name="style13" draw:layer="layout" svg:x="12.598cm" svg:y="3.504cm" svg:width="0.542cm" svg:height="3.571cm" svg:viewBox="0.0 0.0 542.306 3571.160" svg:d="M 25422.536 10576.807 C 25499.662 10574.998 25625.868 10574.998 25702.994 10576.807 C 25780.120 10578.617 25717.017 10580.096 25562.765 10580.096 C 25408.513 10580.096 25345.410 10578.617 25422.536 10576.807 ZM 25417.244 8915.226 C 25491.460 8913.408 25612.904 8913.408 25687.119 8915.226 C 25761.335 8917.044 25700.613 8918.534 25552.182 8918.534 C 25403.751 8918.534 25343.029 8917.046 25417.244 8915.226 ZM 25247.911 7010.209 C 25368.693 7008.511 25566.337 7008.511 25687.119 7010.209 C 25807.902 7011.907 25709.080 7013.296 25467.515 7013.296 C 25225.950 7013.296 25127.129 7011.907 25247.911 7010.209 Z">
              <!-- 12 nodes -->
            </draw:path>
            <draw:path id="path1050" draw:style-name="style14" draw:layer="layout" svg:x="14.705cm" svg:y="3.472cm" svg:width="0.626cm" svg:height="2.547cm" svg:viewBox="0.0 0.0 626.010 2546.500" svg:d="M 29410.655 8880.578 C 29410.655 8336.330 29411.942 8113.683 29413.514 8385.807 C 29415.086 8657.931 29415.086 9103.225 29413.514 9375.349 C 29411.942 9647.473 29410.655 9424.826 29410.655 8880.578 ZM 29947.975 6946.702 C 29969.803 6944.419 30005.521 6944.419 30027.350 6946.702 C 30049.177 6948.985 30031.318 6950.853 29987.662 6950.853 C 29944.006 6950.853 29926.146 6948.984 29947.975 6946.702 Z">
              <!-- 8 nodes -->
            </draw:path>
            <draw:path id="path1048" draw:style-name="style15" draw:layer="layout" svg:x="17.646cm" svg:y="3.504cm" svg:width="0.431cm" svg:height="0.004cm" svg:viewBox="0.0 0.0 431.254 4.496" svg:d="M 35333.662 7010.178 C 35431.530 7008.429 35588.693 7008.432 35682.912 7010.186 C 35777.131 7011.938 35697.056 7013.368 35504.969 7013.364 C 35312.881 7013.360 35235.793 7011.927 35333.662 7010.178 Z">
              <!-- 4 nodes -->
            </draw:path>
            <draw:path id="path1046" draw:style-name="style16" draw:layer="layout" svg:x="16.622cm" svg:y="3.504cm" svg:width="0.686cm" svg:height="0.004cm" svg:viewBox="0.0 0.0 686.050 4.245" svg:d="M 33309.331 7010.234 C 33462.128 7008.581 33712.159 7008.581 33864.956 7010.234 C 34017.753 7011.887 33892.737 7013.239 33587.144 7013.239 C 33281.550 7013.239 33156.534 7011.886 33309.331 7010.234 Z">
              <!-- 4 nodes -->
            </draw:path>
            <draw:path id="path1044" draw:style-name="style17" draw:layer="layout" svg:x="21.838cm" svg:y="4.465cm" svg:width="0.005cm" svg:height="0.320cm" svg:viewBox="0.0 0.0 4.702 320.157" svg:d="M 43675.988 9089.755 C 43675.988 8947.145 43677.488 8888.804 43679.318 8960.109 C 43681.148 9031.414 43681.148 9148.095 43679.318 9219.401 C 43677.488 9290.706 43675.988 9232.365 43675.988 9089.755 Z">
              <!-- 4 nodes -->
            </draw:path>
            <draw:path id="path1042" draw:style-name="style18" draw:layer="layout" svg:x="20.460cm" svg:y="3.515cm" svg:width="0.517cm" svg:height="0.121cm" svg:viewBox="0.0 0.0 516.817 120.896" svg:d="M 41052.555 7147.790 C 41147.144 7146.035 41301.925 7146.035 41396.513 7147.790 C 41491.102 7149.545 41413.711 7150.979 41224.534 7150.979 C 41035.357 7150.979 40957.966 7149.545 41052.555 7147.790 ZM 40967.888 7031.368 C 41079.939 7029.655 41263.295 7029.655 41375.347 7031.368 C 41487.398 7033.081 41395.719 7034.485 41171.617 7034.485 C 40947.515 7034.485 40855.837 7033.084 40967.888 7031.368 Z">
              <!-- 8 nodes -->
            </draw:path>
            <draw:path id="path1040" draw:style-name="style19" draw:layer="layout" svg:x="8.271cm" svg:y="4.235cm" svg:width="0.571cm" svg:height="2.346cm" svg:viewBox="0.0 0.0 570.782 2345.639" svg:d="M 16541.522 9643.347 C 16541.522 8598.508 16542.764 8171.073 16544.282 8693.493 C 16545.800 9215.913 16545.800 10070.781 16544.282 10593.201 C 16542.764 11115.621 16541.522 10688.187 16541.522 9643.347 ZM 16893.532 9836.545 C 16947.375 9834.625 17035.481 9834.625 17089.324 9836.545 C 17143.167 9838.465 17099.113 9840.037 16991.428 9840.037 C 16883.743 9840.037 16839.690 9838.465 16893.532 9836.545 Z">
              <!-- 8 nodes -->
            </draw:path>
            <draw:path id="path1038" draw:style-name="style20" draw:layer="layout" svg:x="9.625cm" svg:y="4.402cm" svg:width="0.005cm" svg:height="2.347cm" svg:viewBox="0.0 0.0 4.687 2347.097" svg:d="M 19249.852 10926.161 C 19249.856 10728.252 19251.283 10648.785 19253.024 10749.567 C 19254.764 10850.349 19254.761 11012.274 19253.017 11109.401 C 19251.271 11206.527 19249.848 11124.069 19249.852 10926.161 ZM 19249.702 8968.244 C 19249.695 8822.723 19251.187 8761.724 19253.014 8832.690 C 19254.841 8903.657 19254.847 9022.719 19253.024 9097.274 C 19251.203 9171.828 19249.707 9113.765 19249.700 8968.244 L 19249.702 8968.244 Z">
              <!-- 9 nodes -->
            </draw:path>
            <draw:path id="path1036" draw:style-name="style21" draw:layer="layout" svg:x="12.017cm" svg:y="4.765cm" svg:width="0.004cm" svg:height="1.287cm" svg:viewBox="0.0 0.0 4.022 1287.161" svg:d="M 24034.343 10172.586 C 24034.343 9599.234 24035.624 9364.681 24037.190 9651.357 C 24038.756 9938.033 24038.756 10407.139 24037.190 10693.815 C 24035.624 10980.491 24034.343 10745.938 24034.343 10172.586 Z">
              <!-- 4 nodes -->
            </draw:path>
            <draw:path id="path1034" draw:style-name="style22" draw:layer="layout" svg:x="12.430cm" svg:y="4.235cm" svg:width="0.004cm" svg:height="2.346cm" svg:viewBox="0.0 0.0 3.898 2345.639" svg:d="M 24860.023 9643.347 C 24860.023 8598.508 24861.265 8171.073 24862.783 8693.493 C 24864.301 9215.913 24864.301 10070.781 24862.783 10593.201 C 24861.265 11115.621 24860.023 10688.187 24860.023 9643.347 Z">
              <!-- 4 nodes -->
            </draw:path>
            <draw:path id="path1032" draw:style-name="style23" draw:layer="layout" svg:x="13.752cm" svg:y="4.345cm" svg:width="0.322cm" svg:height="2.061cm" svg:viewBox="0.0 0.0 322.425 2060.583" svg:d="M 27821.884 10605.057 C 27821.893 10476.998 27823.420 10426.066 27825.280 10491.872 C 27827.140 10557.680 27827.135 10662.455 27825.280 10724.706 C 27823.411 10786.957 27821.891 10733.115 27821.898 10605.057 L 27821.884 10605.057 ZM 27504.248 8805.890 C 27504.258 8701.115 27505.844 8659.684 27507.767 8713.821 C 27509.693 8767.958 27509.684 8853.683 27507.767 8904.321 C 27505.832 8954.959 27504.256 8910.665 27504.268 8805.890 L 27504.248 8805.890 Z">
              <!-- 10 nodes -->
            </draw:path>
            <draw:path id="path1030" draw:style-name="style24" draw:layer="layout" svg:x="16.124cm" svg:y="4.765cm" svg:width="0.004cm" svg:height="1.287cm" svg:viewBox="0.0 0.0 4.022 1287.161" svg:d="M 32247.010 10172.586 C 32247.010 9599.234 32248.291 9364.681 32249.857 9651.357 C 32251.423 9938.033 32251.423 10407.139 32249.857 10693.815 C 32248.291 10980.491 32247.010 10745.938 32247.010 10172.586 Z">
              <!-- 4 nodes -->
            </draw:path>
            <draw:path id="path1028" draw:style-name="style25" draw:layer="layout" svg:x="17.193cm" svg:y="4.424cm" svg:width="0.004cm" svg:height="2.202cm" svg:viewBox="0.0 0.0 3.907 2201.895" svg:d="M 34385.009 9948.052 C 34385.009 8967.242 34386.254 8566.001 34387.775 9056.406 C 34389.296 9546.812 34389.296 10349.293 34387.775 10839.698 C 34386.254 11330.103 34385.009 10928.863 34385.009 9948.052 Z">
              <!-- 4 nodes -->
            </draw:path>
            <draw:path id="path1026" draw:style-name="style26" draw:layer="layout" svg:x="18.207cm" svg:y="3.555cm" svg:width="5.022cm" svg:height="3.644cm" svg:viewBox="0.0 0.0 5021.761 3644.337" svg:d="M 41304.808 10560.743 C 41304.808 10389.028 41306.264 10318.782 41308.044 10404.639 C 41309.823 10490.496 41309.823 10630.990 41308.044 10716.847 C 41306.265 10802.705 41304.808 10732.458 41304.808 10560.743 ZM 41431.900 10497.243 C 41431.900 10290.604 41433.319 10206.069 41435.050 10309.389 C 41436.781 10412.709 41436.781 10581.778 41435.050 10685.097 C 41433.316 10788.417 41431.900 10703.883 41431.900 10497.243 ZM 36414.587 7179.368 C 36414.587 7115.339 36416.354 7090.510 36418.461 7124.192 C 36420.567 7157.875 36420.549 7210.262 36418.461 7240.609 C 36416.331 7270.956 36414.607 7243.399 36414.631 7179.368 L 36414.587 7179.368 Z">
              <!-- 13 nodes -->
            </draw:path>
            <draw:path id="path1024" draw:style-name="style27" draw:layer="layout" svg:x="23.098cm" svg:y="5.925cm" svg:width="0.131cm" svg:height="0.603cm" svg:viewBox="0.0 0.0 131.351 603.019" svg:d="M 46195.391 12164.098 C 46195.395 11907.981 46196.774 11804.720 46198.459 11934.629 C 46200.145 12064.539 46200.142 12274.089 46198.455 12400.296 C 46196.766 12526.504 46195.389 12420.214 46195.391 12164.098 ZM 46322.332 12100.598 C 46322.329 11879.406 46323.733 11787.414 46325.451 11896.172 C 46327.170 12004.929 46327.173 12185.904 46325.456 12298.338 C 46323.740 12410.773 46322.334 12321.789 46322.332 12100.598 Z">
              <!-- 8 nodes -->
            </draw:path>
            <draw:path id="path1022" draw:style-name="style28" draw:layer="layout" svg:x="8.276cm" svg:y="3.514cm" svg:width="0.307cm" svg:height="3.789cm" svg:viewBox="0.0 0.0 306.917 3788.833" svg:d="M 16552.334 8921.750 L 16552.334 7027.333 L 16705.793 7027.333 L 16859.251 7027.333 L 16859.251 7138.458 L 16859.251 7249.583 L 16827.501 7249.583 L 16795.751 7249.583 L 16795.751 8069.792 L 16795.751 8890.000 L 16827.501 8890.000 L 16859.251 8890.000 L 16859.251 9001.125 L 16859.251 9112.250 L 16827.501 9112.250 L 16795.751 9112.250 L 16795.751 9964.208 L 16795.751 10816.166 L 16674.043 10816.166 L 16552.334 10816.166 L 16552.334 8921.750 Z">
              <!-- 21 nodes -->
            </draw:path>
            <draw:path id="path1020" draw:style-name="style29" draw:layer="layout" svg:x="8.583cm" svg:y="3.514cm" svg:width="0.392cm" svg:height="2.094cm" svg:viewBox="0.0 0.0 391.583 2093.601" svg:d="M 17338.147 9114.915 L 17166.168 9111.725 L 17166.168 9000.863 L 17166.168 8890.000 L 17361.960 8890.000 L 17557.751 8890.000 L 17557.751 9006.416 C 17557.751 9120.790 17557.334 9122.792 17533.939 9120.469 C 17520.842 9119.167 17432.736 9116.669 17338.147 9114.915 ZM 17166.168 7138.458 L 17166.168 7027.333 L 17361.960 7027.333 L 17557.751 7027.333 L 17557.751 7138.458 L 17557.751 7249.583 L 17361.960 7249.583 L 17166.168 7249.583 L 17166.168 7138.458 Z">
              <!-- 18 nodes -->
            </draw:path>
            <draw:path id="path1018" draw:style-name="style30" draw:layer="layout" svg:x="9.355cm" svg:y="3.545cm" svg:width="0.180cm" svg:height="2.291cm" svg:viewBox="0.0 0.0 180.118 2291.292" svg:d="M 18838.173 9330.670 C 18812.001 9302.369 18772.746 9269.032 18750.942 9256.586 L 18711.297 9233.958 L 18711.207 9135.349 C 18711.117 9023.379 18701.057 9029.789 18811.667 9071.315 C 18896.261 9103.073 18892.010 9093.470 18888.716 9245.364 L 18885.752 9382.125 L 18838.173 9330.670 ZM 18711.134 8932.333 C 18711.134 8885.766 18715.080 8847.666 18719.902 8847.666 C 18741.457 8847.666 18829.804 8778.611 18858.945 8738.986 L 18891.050 8695.330 L 18891.050 8823.646 L 18891.050 8951.961 L 18806.725 8984.480 C 18760.346 9002.366 18719.865 9017.000 18716.766 9017.000 C 18713.668 9017.000 18711.134 8978.900 18711.134 8932.333 ZM 18880.467 7492.763 C 18880.467 7475.471 18794.210 7386.534 18750.821 7359.088 L 18711.134 7333.984 L 18711.134 7212.409 C 18711.134 7145.542 18713.669 7090.833 18716.766 7090.833 C 18719.865 7090.833 18760.346 7105.467 18806.725 7123.352 L 18891.050 7155.871 L 18891.050 7329.727 C 18891.050 7425.348 18888.668 7503.583 18885.759 7503.583 C 18882.849 7503.583 18880.467 7498.714 18880.467 7492.763 Z">
              <!-- 27 nodes -->
            </draw:path>
            <draw:path id="path1016" draw:style-name="style31" draw:layer="layout" svg:x="8.975cm" svg:y="3.514cm" svg:width="0.381cm" svg:height="2.168cm" svg:viewBox="0.0 0.0 381.000 2167.829" svg:d="M 18288.001 9179.162 C 18234.024 9155.830 18069.287 9123.133 18004.897 9122.972 L 17949.334 9122.822 L 17949.334 9008.002 L 17949.334 8893.181 L 18047.230 8886.623 C 18134.189 8880.797 18259.653 8855.037 18311.813 8832.298 C 18328.527 8825.012 18330.335 8831.995 18330.335 8903.849 C 18330.335 8957.631 18326.041 8985.217 18317.105 8988.843 C 18306.643 8993.088 18306.734 8996.226 18317.543 9003.849 C 18327.341 9010.759 18330.337 9039.202 18328.126 9104.325 L 18325.044 9195.162 L 18288.001 9179.162 ZM 18256.251 7278.704 C 18216.180 7264.262 18159.296 7256.005 18073.688 7252.202 L 17949.334 7246.678 L 17949.334 7137.005 L 17949.334 7027.333 L 18052.522 7027.423 C 18145.330 7027.483 18262.108 7039.877 18311.813 7054.916 C 18328.045 7059.827 18330.335 7075.472 18330.335 7181.515 C 18330.335 7248.062 18326.762 7301.876 18322.397 7301.102 C 18318.031 7300.327 18288.265 7290.253 18256.251 7278.715 L 18256.251 7278.704 Z">
              <!-- 24 nodes -->
            </draw:path>
            <draw:path id="path1014" draw:style-name="style32" draw:layer="layout" svg:x="9.534cm" svg:y="3.618cm" svg:width="0.160cm" svg:height="3.609cm" svg:viewBox="0.0 0.0 160.001 3609.468" svg:d="M 19205.849 10830.775 C 19196.210 10801.670 19184.866 10765.952 19180.641 10751.400 C 19176.415 10736.848 19169.288 10496.341 19164.804 10216.941 C 19160.128 9925.595 19151.796 9687.303 19145.267 9658.205 C 19139.005 9630.300 19120.909 9577.913 19105.053 9541.789 C 19079.162 9482.800 19075.846 9461.281 19072.513 9330.587 C 19070.272 9242.751 19072.813 9185.066 19078.893 9185.066 C 19092.583 9185.066 19218.862 9280.599 19224.416 9295.157 C 19226.855 9301.547 19227.617 9661.581 19226.111 10095.233 C 19223.507 10845.386 19222.523 10881.121 19205.849 10830.775 L 19205.849 10830.775 ZM 19072.502 8887.523 C 19075.855 8773.025 19079.980 8748.132 19105.111 8690.761 C 19149.603 8589.191 19155.664 8543.051 19161.859 8258.743 C 19168.851 7937.912 19157.655 7812.707 19110.426 7683.544 C 19078.897 7597.317 19076.829 7582.445 19072.997 7414.370 L 19068.941 7236.466 L 19092.962 7249.322 C 19106.173 7256.392 19142.111 7285.943 19172.824 7314.990 L 19228.666 7367.803 L 19228.666 8133.033 L 19228.666 8898.263 L 19181.721 8937.504 C 19155.901 8959.087 19119.901 8986.163 19101.721 8997.674 L 19068.665 9018.604 L 19072.502 8887.523 Z">
              <!-- 26 nodes -->
            </draw:path>
            <draw:path id="path1012" draw:style-name="style33" draw:layer="layout" svg:x="9.694cm" svg:y="3.752cm" svg:width="0.263cm" svg:height="3.550cm" svg:viewBox="0.0 0.0 263.419 3550.330" svg:d="M 19395.091 11037.929 C 19391.558 11028.721 19388.667 10666.034 19388.667 10231.955 C 19388.667 9450.386 19388.877 9442.904 19409.286 9461.382 C 19442.906 9491.808 19513.272 9645.652 19537.789 9742.336 C 19558.854 9825.404 19561.226 9870.798 19568.758 10335.003 C 19577.257 10858.718 19580.173 10891.644 19627.576 10999.107 L 19652.086 11054.669 L 19526.801 11054.669 C 19422.320 11054.669 19400.449 11051.888 19395.091 11037.929 ZM 19388.667 8266.116 L 19388.667 7504.339 L 19416.467 7545.250 C 19489.896 7653.311 19538.253 7798.698 19557.619 7969.628 C 19571.341 8090.750 19571.614 8470.938 19558.063 8588.753 C 19539.498 8750.156 19495.744 8877.288 19424.056 8978.117 L 19388.667 9027.893 L 19388.667 8266.116 L 19388.667 8266.116 Z">
              <!-- 18 nodes -->
            </draw:path>
            <draw:path id="path1010" draw:style-name="style34" draw:layer="layout" svg:x="10.689cm" svg:y="3.535cm" svg:width="0.170cm" svg:height="3.743cm" svg:viewBox="0.0 0.0 170.020 3743.337" svg:d="M 21515.918 10804.013 C 21501.366 10798.701 21464.457 10779.281 21433.897 10760.858 L 21378.335 10727.362 L 21378.335 10552.901 L 21378.335 10378.440 L 21408.556 10425.491 C 21442.096 10477.707 21474.655 10513.984 21518.907 10548.446 L 21548.355 10571.379 L 21545.364 10692.525 L 21542.376 10813.672 L 21515.918 10804.013 ZM 21381.299 7329.292 L 21383.627 7149.376 L 21457.710 7110.023 C 21498.456 7088.379 21535.366 7070.519 21539.731 7070.335 C 21544.097 7070.155 21547.669 7122.507 21547.669 7186.681 L 21547.669 7303.362 L 21485.767 7363.952 C 21451.720 7397.277 21413.764 7443.592 21401.419 7466.876 L 21378.971 7509.209 L 21381.299 7329.292 Z">
              <!-- 21 nodes -->
            </draw:path>
            <draw:path id="path1008" draw:style-name="style35" draw:layer="layout" svg:x="10.356cm" svg:y="3.630cm" svg:width="0.332cm" svg:height="3.561cm" svg:viewBox="0.0 0.0 331.909 3561.291" svg:d="M 20978.254 10763.831 C 20858.089 10651.075 20781.688 10503.960 20736.121 10297.583 L 20711.585 10186.458 L 20711.585 9038.167 C 20711.585 7972.918 20712.965 7883.084 20730.689 7795.975 C 20755.481 7674.124 20801.524 7549.119 20854.389 7460.134 C 20894.880 7391.978 21014.390 7260.167 21035.695 7260.167 C 21042.012 7260.167 21044.368 7329.761 21041.876 7442.729 C 21038.070 7615.217 21036.040 7630.256 21005.095 7715.250 C 20949.822 7867.067 20948.076 7913.008 20952.214 9106.958 C 20955.932 10179.501 20956.355 10198.404 20978.533 10281.708 C 20990.931 10328.275 21011.060 10389.653 21023.266 10418.105 C 21043.316 10464.841 21045.179 10486.807 21042.564 10645.646 L 21039.669 10821.458 L 20978.254 10763.831 Z">
              <!-- 15 nodes -->
            </draw:path>
            <draw:path id="path1006" draw:style-name="style36" draw:layer="layout" svg:x="10.859cm" svg:y="3.482cm" svg:width="0.265cm" svg:height="3.851cm" svg:viewBox="0.0 0.0 264.660 3851.066" svg:d="M 21892.038 10804.394 C 21857.339 10799.339 21803.761 10787.881 21772.976 10778.931 L 21717.001 10762.659 L 21717.001 10641.246 C 21717.001 10574.469 21718.807 10519.833 21721.015 10519.833 C 21723.223 10519.833 21750.605 10531.395 21781.869 10545.526 C 21813.131 10559.657 21862.522 10574.344 21891.626 10578.165 C 21987.668 10590.774 21981.585 10582.146 21981.585 10705.755 C 21981.585 10787.717 21978.176 10815.834 21968.356 10814.876 C 21961.079 10814.165 21926.737 10809.449 21892.038 10804.394 ZM 21717.001 7137.709 L 21717.001 7016.226 L 21746.105 7005.018 C 21782.065 6991.169 21921.421 6963.833 21956.058 6963.833 C 21981.387 6963.833 21981.585 6964.679 21981.585 7072.895 L 21981.585 7181.956 L 21904.799 7194.858 C 21862.567 7201.954 21803.035 7219.333 21772.508 7233.477 L 21717.001 7259.193 L 21717.001 7137.709 Z">
              <!-- 20 nodes -->
            </draw:path>
            <draw:path id="path1004" draw:style-name="style37" draw:layer="layout" svg:x="11.335cm" svg:y="3.492cm" svg:width="0.032cm" svg:height="3.829cm" svg:viewBox="0.0 0.0 31.750 3828.811" svg:d="M 22669.501 10700.632 C 22669.501 10602.272 22672.123 10583.333 22685.734 10583.333 C 22699.497 10583.333 22701.511 10600.522 22698.963 10696.243 C 22696.869 10774.938 22691.951 10810.483 22682.731 10813.541 C 22672.678 10816.876 22669.501 10789.756 22669.501 10700.632 ZM 22682.731 7210.824 C 22673.336 7207.033 22669.501 7173.535 22669.501 7095.243 C 22669.501 7004.305 22672.282 6985.000 22685.376 6985.000 C 22698.525 6985.000 22701.251 7004.990 22701.251 7101.416 C 22701.251 7165.446 22700.060 7217.457 22698.605 7216.997 C 22697.150 7216.538 22690.007 7213.760 22682.731 7210.824 Z">
              <!-- 11 nodes -->
            </draw:path>
            <draw:path id="path1002" draw:style-name="style38" draw:layer="layout" svg:x="11.366cm" svg:y="3.495cm" svg:width="0.191cm" svg:height="3.821cm" svg:viewBox="0.0 0.0 191.242 3820.828" svg:d="M 22734.535 10697.389 L 22737.551 10584.451 L 22796.897 10560.353 C 22829.538 10547.099 22871.210 10525.598 22889.501 10512.573 L 22922.760 10488.892 L 22922.760 10621.144 L 22922.760 10753.396 L 22866.326 10774.510 C 22835.287 10786.123 22792.258 10798.933 22770.705 10802.976 L 22731.518 10810.328 L 22734.535 10697.389 ZM 22870.813 7278.233 C 22850.975 7264.219 22811.684 7244.462 22783.501 7234.328 L 22732.260 7215.902 L 22732.260 7102.701 L 22732.260 6989.500 L 22773.681 6998.806 C 22796.463 7003.925 22838.135 7016.657 22866.285 7027.099 L 22917.468 7046.085 L 22920.441 7175.418 C 22922.076 7246.550 22919.691 7304.516 22915.149 7304.231 C 22910.605 7303.931 22890.654 7292.246 22870.815 7278.233 L 22870.813 7278.233 Z">
              <!-- 23 nodes -->
            </draw:path>
            <draw:path id="path1000" draw:style-name="style39" draw:layer="layout" svg:x="11.123cm" svg:y="3.482cm" svg:width="0.212cm" svg:height="3.852cm" svg:viewBox="0.0 0.0 211.666 3852.335" svg:d="M 22246.168 10705.042 L 22246.168 10593.916 L 22296.439 10593.826 C 22324.088 10593.766 22371.713 10590.731 22402.272 10587.061 L 22457.835 10580.387 L 22457.835 10691.547 L 22457.835 10802.708 L 22408.732 10809.438 C 22381.727 10813.140 22334.102 10816.168 22302.899 10816.168 L 22246.168 10816.168 L 22246.168 10705.043 L 22246.168 10705.042 ZM 22333.481 7188.793 L 22246.168 7185.227 L 22246.168 7074.530 L 22246.168 6963.833 L 22335.261 6963.833 C 22384.262 6963.833 22431.886 6966.725 22441.094 6970.257 C 22454.874 6975.545 22457.835 6996.138 22457.835 7086.674 C 22457.835 7185.194 22455.903 7196.442 22439.314 7194.512 C 22429.127 7193.327 22381.502 7190.754 22333.481 7188.793 Z">
              <!-- 21 nodes -->
            </draw:path>
            <draw:path id="path998" draw:style-name="style40" draw:layer="layout" svg:x="11.950cm" svg:y="4.048cm" svg:width="0.062cm" svg:height="2.720cm" svg:viewBox="0.0 0.0 61.730 2720.275" svg:d="M 23900.651 9455.918 C 23900.951 8227.103 23902.853 8059.518 23916.060 8101.251 C 23960.718 8242.371 23962.309 8288.947 23962.353 9456.699 C 23962.353 10629.707 23961.252 10662.560 23915.102 10810.724 C 23902.276 10851.903 23900.356 10671.954 23900.651 9455.918 Z">
              <!-- 5 nodes -->
            </draw:path>
            <draw:path id="path996" draw:style-name="style41" draw:layer="layout" svg:x="11.557cm" svg:y="3.556cm" svg:width="0.296cm" svg:height="3.706cm" svg:viewBox="0.0 0.0 296.333 3706.323" svg:d="M 23114.002 10683.217 L 23114.002 10548.971 L 23159.169 10498.734 C 23211.617 10440.399 23262.309 10341.561 23296.124 10231.699 L 23319.954 10154.278 L 23323.480 9011.278 C 23327.199 7805.212 23326.474 7783.131 23278.610 7642.403 C 23245.571 7545.264 23217.495 7492.930 23161.613 7424.323 L 23114.002 7365.869 L 23114.002 7238.504 L 23114.002 7111.139 L 23158.981 7134.021 C 23228.192 7169.230 23322.455 7245.711 23368.622 7304.116 L 23410.335 7356.887 L 23410.335 8964.216 L 23410.335 10571.545 L 23344.765 10641.640 C 23282.357 10708.354 23243.166 10739.503 23153.689 10793.509 L 23114.002 10817.463 L 23114.002 10683.217 Z">
              <!-- 20 nodes -->
            </draw:path>
            <draw:path id="path994" draw:style-name="style42" draw:layer="layout" svg:x="11.853cm" svg:y="3.838cm" svg:width="0.096cm" svg:height="3.153cm" svg:viewBox="0.0 0.0 95.585 3153.014" svg:d="M 23706.558 9239.366 C 23706.558 7474.829 23700.886 7605.176 23770.951 7759.704 L 23802.034 7828.255 L 23799.277 9254.342 L 23796.517 10680.430 L 23760.474 10752.260 C 23740.651 10791.766 23720.411 10826.576 23715.495 10829.614 C 23710.580 10832.651 23706.558 10117.040 23706.558 9239.366 Z">
              <!-- 8 nodes -->
            </draw:path>
            <draw:path id="path992" draw:style-name="style43" draw:layer="layout" svg:x="12.562cm" svg:y="3.514cm" svg:width="0.122cm" svg:height="3.789cm" svg:viewBox="0.0 0.0 121.708 3788.834" svg:d="M 25124.835 8921.749 L 25124.835 7027.333 L 25185.689 7027.333 L 25246.543 7027.333 L 25246.543 8921.749 L 25246.543 10816.166 L 25185.689 10816.166 L 25124.835 10816.166 L 25124.835 8921.749 Z">
              <!-- 9 nodes -->
            </draw:path>
            <draw:path id="path990" draw:style-name="style44" draw:layer="layout" svg:x="12.435cm" svg:y="3.514cm" svg:width="0.127cm" svg:height="3.789cm" svg:viewBox="0.0 0.0 127.000 3788.833" svg:d="M 24870.835 8921.750 L 24870.835 7027.333 L 24934.335 7027.333 L 24997.835 7027.333 L 24997.835 8921.750 L 24997.835 10816.166 L 24934.335 10816.166 L 24870.835 10816.166 L 24870.835 8921.750 Z">
              <!-- 9 nodes -->
            </draw:path>
            <draw:path id="path988" draw:style-name="style45" draw:layer="layout" svg:x="12.689cm" svg:y="3.514cm" svg:width="0.275cm" svg:height="3.789cm" svg:viewBox="0.0 0.0 275.167 3788.833" svg:d="M 25378.835 10705.041 L 25378.835 10593.916 L 25516.418 10593.916 L 25654.001 10593.916 L 25654.001 10705.041 L 25654.001 10816.166 L 25516.418 10816.166 L 25378.835 10816.166 L 25378.835 10705.041 ZM 25378.835 8810.625 L 25378.835 8699.500 L 25516.418 8699.500 L 25654.001 8699.500 L 25654.001 8810.625 L 25654.001 8921.750 L 25516.418 8921.750 L 25378.835 8921.750 L 25378.835 8810.625 ZM 25378.835 7138.458 L 25378.835 7027.333 L 25516.418 7027.333 L 25654.001 7027.333 L 25654.001 7138.458 L 25654.001 7249.583 L 25516.418 7249.583 L 25378.835 7249.583 L 25378.835 7138.458 Z">
              <!-- 27 nodes -->
            </draw:path>
            <draw:path id="path986" draw:style-name="style46" draw:layer="layout" svg:x="13.102cm" svg:y="3.514cm" svg:width="0.138cm" svg:height="3.789cm" svg:viewBox="0.0 0.0 137.583 3788.833" svg:d="M 26204.335 10705.041 L 26204.335 10593.916 L 26273.127 10593.916 L 26341.918 10593.916 L 26341.918 10705.041 L 26341.918 10816.166 L 26273.127 10816.166 L 26204.335 10816.166 L 26204.335 10705.041 ZM 26204.335 8810.625 L 26204.335 8699.500 L 26273.127 8699.500 L 26341.918 8699.500 L 26341.918 8810.625 L 26341.918 8921.750 L 26273.127 8921.750 L 26204.335 8921.750 L 26204.335 8810.625 ZM 26204.335 7138.458 L 26204.335 7027.333 L 26273.127 7027.333 L 26341.918 7027.333 L 26341.918 7138.458 L 26341.918 7249.583 L 26273.127 7249.583 L 26204.335 7249.583 L 26204.335 7138.458 Z">
              <!-- 27 nodes -->
            </draw:path>
            <draw:path id="path984" draw:style-name="style47" draw:layer="layout" svg:x="12.965cm" svg:y="3.514cm" svg:width="0.138cm" svg:height="3.789cm" svg:viewBox="0.0 0.0 137.584 3788.833" svg:d="M 25929.168 10705.041 L 25929.168 10593.916 L 25997.960 10593.916 L 26066.752 10593.916 L 26066.752 10705.041 L 26066.752 10816.166 L 25997.960 10816.166 L 25929.168 10816.166 L 25929.168 10705.041 ZM 25929.168 8810.625 L 25929.168 8699.500 L 25997.960 8699.500 L 26066.752 8699.500 L 26066.752 8810.625 L 26066.752 8921.750 L 25997.960 8921.750 L 25929.168 8921.750 L 25929.168 8810.625 ZM 25929.168 7138.458 L 25929.168 7027.333 L 25997.960 7027.333 L 26066.752 7027.333 L 26066.752 7138.458 L 26066.752 7249.583 L 25997.960 7249.583 L 25929.168 7249.583 L 25929.168 7138.458 Z">
              <!-- 27 nodes -->
            </draw:path>
            <draw:path id="path982" draw:style-name="style48" draw:layer="layout" svg:x="13.673cm" svg:y="3.598cm" svg:width="0.117cm" svg:height="3.622cm" svg:viewBox="0.0 0.0 117.077 3622.282" svg:d="M 27346.677 10668.907 C 27346.677 10577.423 27350.908 10517.728 27357.689 10513.537 C 27374.611 10503.079 27418.944 10429.139 27441.720 10373.388 L 27462.183 10323.302 L 27459.993 10539.004 L 27457.803 10754.707 L 27402.241 10786.089 L 27346.678 10817.470 L 27346.677 10668.907 ZM 27447.080 9333.127 C 27443.167 9315.316 27418.828 9269.221 27392.992 9230.694 L 27346.018 9160.643 L 27348.994 9046.326 L 27351.970 8932.009 L 27407.533 8963.765 L 27463.095 8995.522 L 27463.095 9180.516 C 27463.095 9282.263 27461.094 9365.510 27458.645 9365.510 C 27456.197 9365.510 27450.993 9350.938 27447.082 9333.128 L 27447.080 9333.127 ZM 27346.677 8693.047 C 27346.677 8591.611 27350.280 8563.854 27367.943 8529.231 C 27415.089 8436.817 27424.712 8360.636 27425.402 8074.344 C 27426.101 7783.290 27417.429 7704.673 27372.112 7591.286 C 27347.818 7530.500 27346.318 7515.496 27349.048 7360.729 L 27351.967 7195.188 L 27407.530 7234.099 L 27463.092 7273.011 L 27463.092 8012.578 L 27463.092 8752.143 L 27413.395 8783.660 C 27386.062 8800.995 27359.868 8815.177 27355.187 8815.177 C 27350.506 8815.177 27346.676 8760.219 27346.676 8693.047 L 27346.677 8693.047 Z">
              <!-- 34 nodes -->
            </draw:path>
            <draw:path id="path980" draw:style-name="style49" draw:layer="layout" svg:x="13.239cm" svg:y="3.510cm" svg:width="0.435cm" svg:height="3.795cm" svg:viewBox="0.0 0.0 435.229 3794.755" svg:d="M 26478.804 10704.587 L 26478.804 10593.463 L 26555.534 10586.148 C 26703.035 10572.086 26802.971 10536.730 26875.693 10472.880 L 26913.336 10439.828 L 26910.384 10586.399 L 26907.429 10732.970 L 26858.621 10751.077 C 26791.946 10775.813 26671.004 10799.490 26566.116 10808.342 L 26478.804 10815.711 L 26478.804 10704.587 ZM 26849.221 9034.916 C 26789.477 8992.732 26669.083 8947.243 26584.638 8934.946 C 26558.444 8931.132 26523.759 8925.472 26507.559 8922.369 L 26478.107 8916.726 L 26481.101 8804.384 L 26484.095 8692.042 L 26568.761 8679.393 C 26712.284 8657.953 26809.058 8612.523 26874.789 8535.731 L 26912.720 8491.418 L 26912.720 8614.771 L 26912.720 8738.125 L 26833.444 8762.197 C 26789.842 8775.437 26754.123 8789.311 26754.069 8793.029 C 26753.949 8796.747 26771.472 8803.072 26792.864 8807.086 C 26814.257 8811.099 26849.975 8821.671 26872.240 8830.579 L 26912.720 8846.776 L 26912.720 8962.044 C 26912.720 9025.441 26911.529 9077.020 26910.074 9076.663 C 26908.619 9076.306 26881.234 9057.520 26849.220 9034.916 L 26849.221 9034.916 ZM 26902.138 7427.587 C 26902.138 7407.660 26815.466 7330.401 26763.659 7304.149 C 26702.942 7273.382 26592.431 7246.859 26523.783 7246.578 L 26478.804 7246.398 L 26478.804 7133.677 L 26478.804 7020.956 L 26576.700 7027.490 C 26675.071 7034.056 26801.632 7061.319 26873.884 7091.508 L 26912.721 7107.735 L 26912.721 7272.317 C 26912.721 7362.837 26910.339 7436.898 26907.429 7436.898 C 26904.519 7436.898 26902.138 7432.710 26902.138 7427.591 L 26902.138 7427.587 Z">
              <!-- 44 nodes -->
            </draw:path>
            <draw:path id="path978" draw:style-name="style50" draw:layer="layout" svg:x="13.789cm" svg:y="3.678cm" svg:width="0.277cm" svg:height="3.471cm" svg:viewBox="0.0 0.0 277.372 3471.333" svg:d="M 27582.264 10583.333 C 27584.832 10449.454 27591.980 10316.104 27598.152 10287.000 C 27616.378 10201.066 27613.824 9633.475 27594.765 9533.869 C 27577.917 9445.827 27571.829 9085.792 27587.187 9085.792 C 27601.856 9085.792 27702.547 9195.369 27732.725 9244.173 C 27774.451 9311.654 27819.723 9442.029 27838.177 9547.852 C 27860.719 9677.111 27860.530 10210.049 27837.907 10339.832 C 27806.471 10520.101 27730.651 10677.643 27626.490 10779.125 L 27577.607 10826.750 L 27582.273 10583.333 L 27582.264 10583.333 ZM 27579.172 8088.685 L 27579.472 7355.417 L 27611.141 7392.458 C 27746.084 7550.297 27799.542 7791.047 27787.390 8186.208 C 27780.814 8400.075 27771.487 8466.935 27730.892 8591.211 C 27702.789 8677.245 27633.621 8792.669 27599.094 8811.147 C 27579.316 8821.731 27578.909 8806.907 27579.188 8088.685 L 27579.172 8088.685 Z">
              <!-- 19 nodes -->
            </draw:path>
            <draw:path id="path976" draw:style-name="style51" draw:layer="layout" svg:x="14.541cm" svg:y="3.795cm" svg:width="0.083cm" svg:height="3.216cm" svg:viewBox="0.0 0.0 83.249 3216.011" svg:d="M 29138.141 10765.969 C 29079.337 10666.465 29082.958 10769.373 29082.958 9198.033 L 29082.958 7745.204 L 29122.646 7668.049 L 29162.333 7590.893 L 29165.045 8398.043 C 29166.536 8841.975 29166.536 9565.578 29165.045 10006.049 L 29162.333 10806.905 L 29138.141 10765.969 Z">
              <!-- 9 nodes -->
            </draw:path>
            <draw:path id="path974" draw:style-name="style52" draw:layer="layout" svg:x="14.462cm" svg:y="4.004cm" svg:width="0.079cm" svg:height="2.844cm" svg:viewBox="0.0 0.0 78.673 2843.634" svg:d="M 28973.524 10769.178 C 28923.509 10581.327 28924.251 10601.923 28924.251 9401.282 C 28924.251 8360.119 28925.820 8255.884 28942.740 8172.958 C 28952.910 8123.119 28970.421 8056.444 28981.655 8024.791 C 29002.021 7967.407 29002.082 7971.412 29002.852 9409.220 C 29003.275 10202.308 29001.766 10851.199 28999.494 10851.199 C 28997.220 10851.199 28985.535 10814.290 28973.524 10769.178 Z">
              <!-- 7 nodes -->
            </draw:path>
            <draw:path id="path972" draw:style-name="style53" draw:layer="layout" svg:x="14.626cm" svg:y="3.598cm" svg:width="0.212cm" svg:height="3.618cm" svg:viewBox="0.0 0.0 212.248 3618.212" svg:d="M 29410.576 10779.929 C 29384.103 10760.707 29337.669 10717.183 29307.389 10683.210 L 29252.335 10621.441 L 29252.335 9005.354 L 29252.335 7389.267 L 29297.315 7335.825 C 29338.583 7286.791 29442.377 7196.666 29457.580 7196.666 C 29461.112 7196.666 29464.002 7263.460 29464.002 7345.097 C 29464.002 7492.693 29463.792 7493.929 29428.183 7564.701 C 29378.434 7663.552 29351.152 7758.197 29337.124 7880.592 C 29328.708 7954.033 29326.268 8309.360 29328.922 9075.208 C 29332.700 10165.048 29332.706 10165.311 29356.444 10255.250 C 29369.504 10304.727 29399.178 10384.488 29422.386 10432.496 L 29464.583 10519.785 L 29461.646 10667.332 L 29458.709 10814.878 L 29410.576 10779.929 Z">
              <!-- 17 nodes -->
            </draw:path>
            <draw:path id="path970" draw:style-name="style54" draw:layer="layout" svg:x="14.837cm" svg:y="3.546cm" svg:width="0.097cm" svg:height="3.724cm" svg:viewBox="0.0 0.0 96.520 3724.294" svg:d="M 29722.687 10791.926 L 29680.354 10768.175 L 29677.405 10615.632 L 29674.456 10463.089 L 29722.716 10512.040 L 29770.976 10560.991 L 29767.997 10688.334 L 29765.020 10815.677 L 29722.687 10791.926 ZM 29675.062 7290.033 L 29675.062 7137.659 L 29722.687 7114.521 L 29770.312 7091.383 L 29769.889 7215.600 L 29769.466 7339.816 L 29722.262 7391.111 L 29675.056 7442.406 L 29675.056 7290.033 L 29675.062 7290.033 Z">
              <!-- 19 nodes -->
            </draw:path>
            <draw:path id="path968" draw:style-name="style55" draw:layer="layout" svg:x="14.933cm" svg:y="3.479cm" svg:width="0.296cm" svg:height="3.854cm" svg:viewBox="0.0 0.0 296.409 3853.800" svg:d="M 30072.544 10801.694 C 30037.619 10796.657 29976.897 10782.814 29937.606 10770.930 L 29866.169 10749.323 L 29866.169 10623.041 L 29866.169 10496.759 L 29940.637 10532.447 C 29981.596 10552.076 30039.936 10571.284 30070.283 10575.133 C 30168.658 10587.608 30162.502 10579.071 30162.502 10703.020 C 30162.502 10784.983 30159.093 10813.100 30149.273 10812.142 C 30141.997 10811.431 30107.469 10806.730 30072.544 10801.694 ZM 29866.169 7149.559 L 29866.169 7024.075 L 29895.273 7012.969 C 29947.066 6993.204 30034.706 6972.823 30099.366 6965.508 L 30162.502 6958.365 L 30162.502 7068.793 L 30162.502 7179.222 L 30082.981 7192.583 C 30037.064 7200.299 29974.452 7220.545 29934.814 7240.495 L 29866.169 7275.043 L 29866.169 7149.559 Z">
              <!-- 21 nodes -->
            </draw:path>
            <draw:path id="path966" draw:style-name="style56" draw:layer="layout" svg:x="15.462cm" svg:y="3.492cm" svg:width="0.392cm" svg:height="3.821cm" svg:viewBox="0.0 0.0 391.608 3820.776" svg:d="M 30924.479 10695.049 L 30924.479 10584.919 L 30973.585 10568.187 C 31125.468 10516.436 31234.592 10392.523 31296.130 10201.930 L 31314.924 10143.721 L 31315.494 10383.551 L 31316.064 10623.382 L 31284.668 10649.799 C 31226.888 10698.417 31131.392 10750.456 31049.513 10777.942 C 30919.886 10821.455 30924.476 10824.498 30924.476 10695.049 L 30924.479 10695.049 ZM 31290.274 7579.909 C 31234.306 7401.318 31115.270 7269.142 30972.411 7226.961 L 30924.479 7212.809 L 30924.479 7098.501 L 30924.479 6984.193 L 30953.583 6990.626 C 31062.506 7014.700 31180.452 7067.789 31264.624 7130.630 L 31316.062 7169.031 L 31316.062 7404.897 C 31316.062 7534.624 31314.550 7640.763 31312.703 7640.763 C 31310.855 7640.763 31300.763 7613.379 31290.274 7579.909 Z">
              <!-- 22 nodes -->
            </draw:path>
            <draw:path id="path964" draw:style-name="style57" draw:layer="layout" svg:x="15.229cm" svg:y="3.482cm" svg:width="0.233cm" svg:height="3.852cm" svg:viewBox="0.0 0.0 232.834 3852.333" svg:d="M 30458.835 10706.638 L 30458.835 10597.109 L 30557.441 10590.632 C 30611.674 10587.069 30664.062 10581.079 30673.858 10577.320 C 30689.882 10571.170 30691.669 10582.121 30691.669 10686.526 L 30691.669 10802.568 L 30626.616 10809.367 C 30590.837 10813.107 30538.449 10816.166 30510.199 10816.166 L 30458.835 10816.166 L 30458.835 10706.638 ZM 30546.148 7188.793 L 30458.835 7185.227 L 30458.835 7074.530 L 30458.835 6963.833 L 30542.179 6963.833 C 30588.019 6963.833 30640.406 6966.809 30658.596 6970.448 L 30691.669 6977.062 L 30691.669 7086.865 L 30691.669 7196.667 L 30662.564 7194.513 C 30646.557 7193.328 30594.169 7190.754 30546.148 7188.793 L 30546.148 7188.793 Z">
              <!-- 22 nodes -->
            </draw:path>
            <draw:path id="path962" draw:style-name="style58" draw:layer="layout" svg:x="15.852cm" svg:y="3.678cm" svg:width="0.265cm" svg:height="3.450cm" svg:viewBox="0.0 0.0 265.265 3450.166" svg:d="M 31711.279 10514.542 C 31720.657 10142.537 31720.567 8029.443 31711.159 7646.458 L 31704.007 7355.417 L 31732.308 7381.875 C 31780.669 7427.086 31861.077 7556.747 31894.358 7643.190 C 31967.457 7833.047 31963.731 7762.570 31967.830 9032.875 C 31971.587 10197.360 31969.990 10259.424 31932.513 10406.062 C 31896.284 10547.814 31814.306 10702.856 31738.053 10773.833 L 31703.943 10805.583 L 31711.280 10514.542 L 31711.279 10514.542 Z">
              <!-- 11 nodes -->
            </draw:path>
            <draw:path id="path960" draw:style-name="style59" draw:layer="layout" svg:x="16.415cm" svg:y="3.514cm" svg:width="0.497cm" svg:height="0.222cm" svg:viewBox="0.0 0.0 497.416 222.250" svg:d="M 32829.502 7138.458 L 32829.502 7027.333 L 33078.211 7027.333 L 33326.919 7027.333 L 33326.919 7138.458 L 33326.919 7249.583 L 33078.211 7249.583 L 32829.502 7249.583 L 32829.502 7138.458 Z">
              <!-- 9 nodes -->
            </draw:path>
            <draw:path id="path958" draw:style-name="style60" draw:layer="layout" svg:x="16.912cm" svg:y="3.514cm" svg:width="0.445cm" svg:height="3.789cm" svg:viewBox="0.0 0.0 444.500 3788.833" svg:d="M 34110.085 9032.875 L 34110.085 7249.583 L 33967.210 7249.583 L 33824.335 7249.583 L 33824.335 7138.458 L 33824.335 7027.333 L 34046.585 7027.333 L 34268.835 7027.333 L 34268.835 8921.750 L 34268.835 10816.166 L 34189.460 10816.166 L 34110.085 10816.166 L 34110.085 9032.875 Z">
              <!-- 13 nodes -->
            </draw:path>
            <draw:path id="path956" draw:style-name="style61" draw:layer="layout" svg:x="17.357cm" svg:y="3.514cm" svg:width="0.159cm" svg:height="3.789cm" svg:viewBox="0.0 0.0 158.750 3788.833" svg:d="M 34713.335 8921.750 L 34713.335 7027.333 L 34792.711 7027.333 L 34872.085 7027.333 L 34872.085 7138.458 L 34872.085 7249.583 L 34835.044 7249.583 L 34798.002 7249.583 L 34798.002 9032.875 L 34798.002 10816.166 L 34755.669 10816.166 L 34713.335 10816.166 L 34713.335 8921.750 Z">
              <!-- 13 nodes -->
            </draw:path>
            <draw:path id="path954" draw:style-name="style62" draw:layer="layout" svg:x="17.515cm" svg:y="3.514cm" svg:width="0.392cm" svg:height="0.222cm" svg:viewBox="0.0 0.0 391.583 222.250" svg:d="M 35030.836 7138.458 L 35030.836 7027.333 L 35226.627 7027.333 L 35422.419 7027.333 L 35422.419 7138.458 L 35422.419 7249.583 L 35226.627 7249.583 L 35030.836 7249.583 L 35030.836 7138.458 Z">
              <!-- 9 nodes -->
            </draw:path>
            <draw:path id="path952" draw:style-name="style63" draw:layer="layout" svg:x="17.907cm" svg:y="2.180cm" svg:width="7.996cm" svg:height="6.562cm" svg:viewBox="0.0 0.0 7996.043 6561.672" svg:d="M 37190.136 9287.567 C 36670.590 8388.632 36245.574 7650.170 36245.655 7646.541 C 36245.775 7642.912 36671.334 6902.028 37191.424 6000.133 L 38137.044 4360.323 L 40031.250 4362.971 L 41925.457 4365.620 L 42864.716 5990.161 C 43381.308 6883.659 43806.664 7622.683 43809.952 7632.436 C 43815.334 7648.403 43591.344 8040.585 42114.003 10601.849 L 41929.343 10921.995 L 41059.789 10921.995 L 40190.235 10921.995 L 41919.390 9192.816 C 43559.795 7552.387 43647.768 7462.527 43633.406 7442.022 C 43615.808 7416.897 43290.122 7061.084 42556.846 6265.875 L 42034.232 5699.120 L 41965.339 5699.120 L 41896.445 5699.120 L 41678.328 6251.983 C 41558.364 6556.058 41456.977 6804.899 41453.024 6804.962 C 41449.072 6805.022 41177.609 6555.167 40849.774 6249.721 L 40253.711 5694.363 L 40187.565 5694.093 C 40151.185 5693.943 40121.419 5697.036 40121.419 5700.958 C 40121.419 5704.880 40166.352 5822.752 40221.269 5962.895 C 40342.118 6271.288 40534.169 6774.507 40534.169 6782.764 C 40534.169 6786.047 40494.879 6750.347 40446.857 6703.430 C 40172.878 6435.756 39725.351 6040.557 39509.725 5875.874 C 39394.594 5787.944 39332.490 5755.699 39216.544 5723.651 C 39136.354 5701.486 39107.397 5700.042 38668.857 5696.339 L 38205.836 5692.429 L 38205.836 7597.393 L 38205.836 9502.357 L 38801.148 9972.387 C 39591.359 10596.299 39956.585 10883.448 39986.054 10903.987 C 40008.333 10919.515 39934.414 10920.927 39072.530 10921.437 L 38134.767 10921.992 L 37190.136 9287.567 ZM 35814.002 5804.953 L 35814.002 5693.828 L 35962.169 5693.828 L 36110.336 5693.828 L 36110.336 5804.953 L 36110.336 5916.078 L 35962.169 5916.078 L 35814.002 5916.078 L 35814.002 5804.953 Z">
              <!-- 47 nodes -->
            </draw:path>
            <draw:path id="path950" draw:style-name="style64" draw:layer="layout" svg:x="22.256cm" svg:y="5.268cm" svg:width="3.474cm" svg:height="3.474cm" svg:viewBox="0.0 0.0 3474.445 3473.687" svg:d="M 46229.474 12266.642 C 47623.576 10872.540 47975.459 10525.953 47986.032 10536.526 C 48005.499 10555.992 44551.535 14009.980 44512.602 14009.980 C 44491.318 14009.980 44827.462 13668.653 46229.474 12266.642 Z">
              <!-- 4 nodes -->
            </draw:path>
            <draw:path id="path948" draw:style-name="style65" draw:layer="layout" svg:x="22.075cm" svg:y="5.143cm" svg:width="3.647cm" svg:height="3.599cm" svg:viewBox="0.0 0.0 3647.484 3598.722" svg:d="M 44154.396 13866.157 C 44130.633 13847.863 44132.836 13845.606 45911.435 12067.031 L 47692.269 10286.222 L 47744.773 10339.527 L 47797.276 10392.833 L 46051.244 12138.889 L 44305.213 13884.944 L 44241.701 13884.704 C 44197.992 13884.554 44170.770 13878.757 44154.396 13866.152 L 44154.396 13866.157 Z">
              <!-- 10 nodes -->
            </draw:path>
            <draw:path id="path946" draw:style-name="style66" draw:layer="layout" svg:x="22.030cm" svg:y="5.100cm" svg:width="3.570cm" svg:height="3.599cm" svg:viewBox="0.0 0.0 3569.558 3599.377" svg:d="M 44061.135 13780.700 C 44045.008 13762.880 44147.863 13657.925 45824.799 11981.011 L 47605.588 10200.246 L 47625.688 10222.456 C 47645.780 10244.658 47645.106 10245.348 45868.333 12022.145 C 44890.732 12999.757 44088.039 13799.623 44084.569 13799.623 C 44081.098 13799.623 44070.553 13791.107 44061.135 13780.700 Z">
              <!-- 7 nodes -->
            </draw:path>
            <draw:path id="path944" draw:style-name="style67" draw:layer="layout" svg:x="21.966cm" svg:y="5.082cm" svg:width="3.601cm" svg:height="3.585cm" svg:viewBox="0.0 0.0 3601.213 3584.922" svg:d="M 43947.504 13727.461 C 43932.952 13715.504 43927.558 13709.141 43935.517 13713.323 C 43945.543 13718.589 44498.441 13172.479 45735.428 11935.509 C 47164.435 10506.521 47523.262 10152.981 47532.865 10164.553 C 47542.461 10176.115 47187.128 10536.677 45759.413 11964.107 L 43973.963 13749.203 L 43947.504 13727.461 Z">
              <!-- 7 nodes -->
            </draw:path>
            <draw:path id="path942" draw:style-name="style68" draw:layer="layout" svg:x="21.953cm" svg:y="5.045cm" svg:width="3.583cm" svg:height="3.591cm" svg:viewBox="0.0 0.0 3583.275 3591.417" svg:d="M 43907.171 13665.195 C 43887.836 13650.713 43991.828 13544.578 45675.058 11860.878 C 47463.488 10071.949 47463.488 10071.948 47484.655 10093.115 C 47505.821 10114.282 47505.821 10114.282 45722.695 11897.432 C 44741.974 12878.165 43936.900 13680.583 43933.640 13680.583 C 43930.382 13680.583 43918.470 13673.658 43907.171 13665.195 Z">
              <!-- 6 nodes -->
            </draw:path>
            <draw:path id="path940" draw:style-name="style69" draw:layer="layout" svg:x="21.800cm" svg:y="4.927cm" svg:width="3.711cm" svg:height="3.676cm" svg:viewBox="0.0 0.0 3710.627 3676.496" svg:d="M 43670.814 13481.684 C 43604.616 13431.422 43586.675 13415.900 43611.189 13430.095 C 43621.487 13436.059 43807.999 13256.136 44259.418 12804.763 C 44847.375 12216.868 44893.189 12173.505 44893.189 12204.916 L 44893.189 12238.773 L 44956.799 12241.924 L 45020.410 12245.075 L 44377.362 12887.486 L 43734.314 13529.897 L 43670.814 13481.684 ZM 45030.772 12133.924 L 45030.772 12033.370 L 46120.795 10943.385 L 47210.820 9853.400 L 47261.078 9903.658 L 47311.336 9953.917 L 46171.054 11094.198 L 45030.772 12234.479 L 45030.772 12133.924 Z">
              <!-- 19 nodes -->
            </draw:path>
            <draw:path id="path938" draw:style-name="style70" draw:layer="layout" svg:x="21.695cm" svg:y="4.825cm" svg:width="3.719cm" svg:height="3.684cm" svg:viewBox="0.0 0.0 3718.761 3684.330" svg:d="M 43454.486 13291.770 C 43396.947 13248.840 43373.878 13228.520 43399.573 13243.400 C 43409.876 13249.367 43611.404 13054.419 44100.719 12565.148 L 44787.405 11878.523 L 44787.405 11973.775 L 44787.405 12069.028 L 44155.018 12701.349 C 43807.205 13049.125 43519.935 13333.670 43516.638 13333.670 C 43513.341 13333.670 43485.374 13314.815 43454.486 13291.770 ZM 44924.988 11833.462 L 44924.988 11740.838 L 45970.777 10695.089 L 47016.567 9649.340 L 47062.235 9698.883 L 47107.902 9748.427 L 46019.110 10837.256 C 45420.275 11436.113 44929.119 11926.086 44927.653 11926.086 C 44926.186 11926.086 44924.989 11884.406 44924.989 11833.462 L 44924.988 11833.462 Z">
              <!-- 19 nodes -->
            </draw:path>
            <draw:path id="path936" draw:style-name="style71" draw:layer="layout" svg:x="21.616cm" svg:y="4.729cm" svg:width="3.666cm" svg:height="3.664cm" svg:viewBox="0.0 0.0 3665.783 3664.058" svg:d="M 43257.904 13100.466 L 43232.920 13079.824 L 43968.461 12343.625 L 44704.003 11607.427 L 44707.308 11657.141 L 44710.614 11706.855 L 44003.546 12413.982 C 43614.659 12802.901 43293.421 13121.108 43289.684 13121.108 C 43285.947 13121.108 43271.646 13111.820 43257.904 13100.466 ZM 44846.878 11517.692 L 44846.878 11464.775 L 45850.782 10460.913 L 46854.685 9457.051 L 46876.695 9487.958 L 46898.703 9518.866 L 45872.790 10544.738 L 44846.878 11570.609 L 44846.878 11517.692 Z">
              <!-- 18 nodes -->
            </draw:path>
            <draw:path id="path934" draw:style-name="style72" draw:layer="layout" svg:x="21.691cm" svg:y="4.805cm" svg:width="3.614cm" svg:height="3.619cm" svg:viewBox="0.0 0.0 3613.532 3619.004" svg:d="M 43383.177 13216.433 C 43367.289 13204.752 43448.215 13120.185 44074.363 12494.150 C 44756.860 11811.776 44783.543 11786.490 44783.543 11822.139 C 44783.543 11857.037 44743.873 11898.849 44098.242 12544.422 C 43721.327 12921.304 43410.293 13229.662 43407.057 13229.662 C 43403.821 13229.662 43393.074 13223.709 43383.177 13216.433 ZM 44921.127 11684.468 C 44921.127 11649.426 44976.906 11591.636 45947.531 10621.049 C 46924.773 9643.847 46974.823 9595.572 46992.443 9613.193 C 47010.064 9630.813 46960.901 9681.750 45966.038 10676.612 C 44963.681 11678.969 44921.127 11720.014 44921.127 11684.468 Z">
              <!-- 11 nodes -->
            </draw:path>
            <draw:path id="path932" draw:style-name="style73" draw:layer="layout" svg:x="21.527cm" svg:y="4.625cm" svg:width="3.704cm" svg:height="3.726cm" svg:viewBox="0.0 0.0 3703.709 3725.651" svg:d="M 43097.653 12941.738 C 43073.095 12922.864 43053.003 12904.857 43053.003 12901.722 C 43053.003 12898.587 43405.428 12543.622 43836.169 12112.910 L 44619.336 11329.797 L 44619.336 11414.465 L 44619.336 11499.133 L 43880.820 12237.594 L 43142.302 12976.054 L 43097.653 12941.738 ZM 44756.920 11276.827 L 44756.920 11192.203 L 45716.610 10232.470 C 46589.174 9359.866 46675.019 9270.989 46662.185 9253.490 C 46654.423 9242.904 46672.412 9260.437 46702.163 9292.451 C 46731.913 9324.466 46756.459 9353.050 46756.711 9355.972 C 46756.952 9358.894 46307.113 9811.322 45757.045 10361.368 L 44756.920 11361.451 L 44756.920 11276.827 Z">
              <!-- 18 nodes -->
            </draw:path>
            <draw:path id="path930" draw:style-name="style74" draw:layer="layout" svg:x="21.409cm" svg:y="4.538cm" svg:width="3.737cm" svg:height="3.737cm" svg:viewBox="0.0 0.0 3737.254 3737.220" svg:d="M 42873.726 12770.032 L 42817.496 12726.011 L 43656.893 11886.517 L 44496.291 11047.022 L 44499.363 11144.555 L 44502.436 11242.087 L 43716.196 12028.070 L 42929.958 12814.053 L 42873.726 12770.032 ZM 44639.166 11004.788 L 44639.166 10904.245 L 45552.918 9990.539 L 46466.670 9076.833 L 46510.710 9126.865 C 46534.931 9154.382 46554.749 9179.808 46554.749 9183.366 C 46554.749 9186.924 46123.743 9620.822 45596.958 10147.583 L 44639.166 11105.331 L 44639.166 11004.788 Z">
              <!-- 18 nodes -->
            </draw:path>
            <draw:path id="path928" draw:style-name="style75" draw:layer="layout" svg:x="21.291cm" svg:y="4.429cm" svg:width="3.759cm" svg:height="3.752cm" svg:viewBox="0.0 0.0 3759.332 3751.792" svg:d="M 42637.222 12566.413 L 42582.028 12522.784 L 43480.292 11624.429 L 44378.557 10726.074 L 44381.612 10828.894 L 44384.669 10931.714 L 43545.554 11770.878 C 43084.042 12232.418 42703.285 12610.042 42699.428 12610.042 C 42695.571 12610.042 42667.579 12590.409 42637.222 12566.413 ZM 44521.432 10689.119 L 44521.432 10583.285 L 45384.304 9720.767 L 46247.177 8858.250 L 46294.064 8911.167 C 46319.853 8940.271 46341.135 8966.475 46341.359 8969.398 C 46341.569 8972.320 45932.190 9384.267 45431.599 9884.833 L 44521.432 10794.954 L 44521.432 10689.119 Z">
              <!-- 18 nodes -->
            </draw:path>
            <draw:path id="path926" draw:style-name="style76" draw:layer="layout" svg:x="21.280cm" svg:y="4.421cm" svg:width="3.668cm" svg:height="3.668cm" svg:viewBox="0.0 0.0 3668.453 3668.455" svg:d="M 42559.573 12509.430 C 42556.238 12504.033 42962.807 12090.341 43463.060 11590.113 C 43963.313 11089.886 44372.611 10687.753 44372.611 10696.484 C 44372.611 10717.241 42567.502 12522.258 42559.573 12509.430 ZM 44510.194 10558.806 C 44510.194 10538.049 46220.055 8828.285 46227.984 8841.114 C 46231.319 8846.510 45846.180 9238.770 45372.121 9712.803 C 44898.061 10186.836 44510.194 10567.537 44510.194 10558.806 Z">
              <!-- 8 nodes -->
            </draw:path>
            <draw:path id="path924" draw:style-name="style77" draw:layer="layout" svg:x="21.177cm" svg:y="4.323cm" svg:width="3.757cm" svg:height="3.752cm" svg:viewBox="0.0 0.0 3757.093 3751.792" svg:d="M 42398.150 12364.204 L 42353.690 12330.033 L 43309.039 11374.580 L 44264.388 10419.128 L 44267.518 10500.724 L 44270.647 10582.320 L 43362.666 11490.347 C 42863.275 11989.763 42451.968 12398.375 42448.648 12398.375 C 42445.327 12398.375 42422.603 12382.998 42398.150 12364.204 ZM 44407.263 10361.033 L 44407.263 10276.365 L 45222.421 9461.474 L 46037.580 8646.583 L 46073.983 8688.917 C 46094.004 8712.200 46110.564 8733.642 46110.783 8736.566 C 46110.993 8739.491 45727.798 9125.242 45259.221 9593.792 L 44407.263 10445.701 L 44407.263 10361.033 Z">
              <!-- 18 nodes -->
            </draw:path>
            <draw:path id="path922" draw:style-name="style78" draw:layer="layout" svg:x="21.103cm" svg:y="4.254cm" svg:width="3.757cm" svg:height="3.747cm" svg:viewBox="0.0 0.0 3756.933 3746.767" svg:d="M 42240.251 12225.559 L 42205.694 12196.740 L 43200.689 11201.928 L 44195.682 10207.115 L 44195.682 10275.908 L 44195.682 10344.701 L 43240.514 11299.824 C 42715.172 11825.143 42282.975 12254.820 42280.076 12254.663 C 42277.178 12254.513 42259.257 12241.410 42240.251 12225.559 ZM 44333.265 10138.229 L 44333.265 10069.436 L 45114.089 9288.667 L 45894.913 8507.897 L 45928.770 8542.829 L 45962.628 8577.762 L 45147.947 9392.392 L 44333.265 10207.022 L 44333.265 10138.229 Z">
              <!-- 18 nodes -->
            </draw:path>
            <draw:path id="path920" draw:style-name="style79" draw:layer="layout" svg:x="21.081cm" svg:y="4.238cm" svg:width="3.695cm" svg:height="3.700cm" svg:viewBox="0.0 0.0 3695.070 3699.794" svg:d="M 42163.466 12164.535 C 42150.871 12156.455 42356.418 11945.440 43158.299 11143.236 C 44064.231 10236.940 44169.373 10135.063 44172.526 10160.502 C 44175.641 10185.631 44062.258 10302.674 43183.005 11181.963 C 42636.834 11728.158 42187.576 12174.971 42184.654 12174.882 C 42181.732 12174.792 42172.197 12170.137 42163.466 12164.535 ZM 44311.883 10021.498 C 44311.883 9993.810 44405.873 9895.905 45076.291 9225.251 C 45756.726 8544.574 45842.447 8462.322 45856.618 8476.493 C 45870.789 8490.664 45786.818 8578.134 45092.210 9272.741 C 44393.511 9971.440 44311.883 10049.765 44311.883 10021.498 Z">
              <!-- 11 nodes -->
            </draw:path>
            <draw:path id="path918" draw:style-name="style80" draw:layer="layout" svg:x="20.972cm" svg:y="4.133cm" svg:width="3.782cm" svg:height="3.770cm" svg:viewBox="0.0 0.0 3782.289 3770.348" svg:d="M 42021.587 12035.404 C 42012.505 12028.398 41991.321 12011.713 41974.509 11998.326 L 41943.943 11973.986 L 42996.044 10921.846 C 43694.272 10223.591 44050.891 9874.030 44056.313 9882.561 C 44060.806 9889.631 44064.556 9924.001 44064.644 9958.937 L 44064.794 10022.458 L 43051.440 11035.300 C 42190.124 11896.181 42035.608 12046.230 42021.575 12035.404 L 42021.587 12035.404 ZM 44226.280 9847.792 C 44229.290 9839.060 44253.762 9777.092 44280.663 9710.085 L 44329.573 9588.253 L 44991.535 8926.918 L 45653.496 8265.583 L 45689.785 8307.917 C 45709.744 8331.200 45726.145 8352.644 45726.232 8355.569 C 45726.352 8358.494 45387.633 8699.014 44973.598 9112.278 C 44559.562 9525.542 44223.270 9856.523 44226.280 9847.792 Z">
              <!-- 19 nodes -->
            </draw:path>
            <draw:path id="path916" draw:style-name="style81" draw:layer="layout" svg:x="20.962cm" svg:y="4.124cm" svg:width="3.711cm" svg:height="3.711cm" svg:viewBox="0.0 0.0 3710.793 3710.796" svg:d="M 41924.579 11959.087 C 41921.244 11953.691 42394.489 11473.321 42976.233 10891.599 C 43557.976 10309.877 44033.949 9841.066 44033.949 9849.798 C 44033.949 9870.555 41932.509 11971.916 41924.579 11959.087 ZM 44333.874 9548.133 C 44355.260 9506.238 45627.478 8235.744 45635.327 8248.444 C 45638.662 8253.840 45343.553 8555.621 44979.528 8919.069 C 44615.504 9282.517 44324.960 9565.595 44333.874 9548.133 Z">
              <!-- 8 nodes -->
            </draw:path>
            <draw:path id="path914" draw:style-name="style82" draw:layer="layout" svg:x="20.872cm" svg:y="4.038cm" svg:width="3.791cm" svg:height="3.784cm" svg:viewBox="0.0 0.0 3790.986 3783.542" svg:d="M 41781.624 11828.682 L 41743.946 11798.740 L 42820.858 10721.865 L 43897.772 9644.991 L 43919.521 9697.325 L 43941.270 9749.660 L 42886.748 10804.142 C 42306.761 11384.108 41829.318 11858.625 41825.764 11858.625 C 41822.209 11858.625 41802.347 11845.151 41781.624 11828.682 ZM 44017.517 9582.579 L 44003.337 9539.617 L 44064.053 9479.392 L 44124.768 9419.167 L 44101.806 9477.375 C 44089.177 9509.390 44071.208 9555.824 44061.876 9580.562 C 44052.544 9605.301 44041.936 9625.541 44038.303 9625.541 C 44034.668 9625.541 44025.315 9606.209 44017.517 9582.579 ZM 44298.814 9318.625 L 44347.312 9196.916 L 44905.864 8636.000 L 45464.417 8075.083 L 45499.675 8115.510 L 45534.932 8155.937 L 44892.624 8798.135 L 44250.316 9440.333 L 44298.814 9318.625 Z">
              <!-- 26 nodes -->
            </draw:path>
            <draw:path id="path912" draw:style-name="style83" draw:layer="layout" svg:x="20.796cm" svg:y="3.969cm" svg:width="3.789cm" svg:height="3.788cm" svg:viewBox="0.0 0.0 3789.152 3788.025" svg:d="M 41626.421 11697.468 L 41591.866 11668.649 L 42686.968 10573.724 C 43289.276 9971.516 43783.872 9480.978 43786.073 9483.641 C 43788.275 9486.305 43797.628 9507.906 43806.860 9531.647 L 43823.644 9574.811 L 42747.583 10650.834 C 42155.748 11242.647 41669.148 11726.729 41666.248 11726.573 C 41663.348 11726.422 41645.426 11713.319 41626.421 11697.468 ZM 43905.881 9423.812 L 43888.465 9372.700 L 44007.152 9253.675 C 44072.430 9188.212 44127.132 9135.944 44128.712 9137.524 C 44130.293 9139.105 44114.410 9185.379 44093.417 9240.356 C 44060.681 9326.092 44045.861 9349.893 43989.273 9407.620 L 43923.297 9474.924 L 43905.881 9423.812 ZM 44280.351 9111.840 C 44280.351 9108.458 44299.512 9058.469 44322.931 9000.753 L 44365.510 8895.815 L 44843.854 8417.182 L 45322.198 7938.548 L 45351.608 7966.724 C 45367.783 7982.221 45381.018 7999.980 45381.018 8006.188 C 45381.018 8012.396 45133.368 8265.091 44830.684 8567.732 C 44528.001 8870.373 44280.351 9115.222 44280.351 9111.840 Z">
              <!-- 26 nodes -->
            </draw:path>
            <draw:path id="path910" draw:style-name="style84" draw:layer="layout" svg:x="20.767cm" svg:y="3.927cm" svg:width="3.760cm" svg:height="3.767cm" svg:viewBox="0.0 0.0 3759.990 3767.421" svg:d="M 41535.747 11605.356 C 41516.405 11590.866 41579.965 11525.177 42623.271 10481.420 L 43731.338 9372.874 L 43742.993 9403.528 C 43754.611 9434.086 43751.256 9437.572 42661.402 10527.463 C 42060.119 11128.769 41565.489 11620.745 41562.225 11620.745 C 41558.962 11620.745 41547.047 11613.820 41535.747 11605.356 ZM 43844.001 9295.784 C 43837.517 9269.948 43851.664 9252.636 44001.830 9102.638 L 44166.782 8937.870 L 44139.306 9006.662 C 44115.820 9065.464 44093.910 9093.513 43988.433 9199.808 C 43920.564 9268.203 43861.905 9324.162 43858.079 9324.162 C 43854.254 9324.162 43847.919 9311.392 43844.001 9295.784 ZM 44362.655 8784.412 C 44388.799 8718.834 44410.184 8695.480 44820.430 8284.472 L 45250.779 7853.324 L 45271.962 7874.508 L 45293.145 7895.692 L 44814.188 8374.448 L 44335.230 8853.204 L 44362.655 8784.412 Z">
              <!-- 22 nodes -->
            </draw:path>
            <draw:path id="path908" draw:style-name="style85" draw:layer="layout" svg:x="20.736cm" svg:y="3.915cm" svg:width="3.739cm" svg:height="3.739cm" svg:viewBox="0.0 0.0 3738.731 3739.248" svg:d="M 41471.401 11568.327 C 41462.902 11562.975 41836.189 11182.603 42573.167 10445.650 C 43319.399 9699.443 43689.728 9336.123 43693.657 9346.364 C 43701.745 9367.440 41489.297 11579.596 41471.401 11568.327 ZM 43796.715 9243.024 C 43796.715 9229.749 43863.728 9154.942 43976.631 9042.186 C 44075.585 8943.360 44156.548 8866.259 44156.548 8870.849 C 44156.548 8897.514 44108.614 8953.888 43961.477 9100.266 C 43844.356 9216.784 43796.715 9258.063 43796.715 9243.024 ZM 44368.215 8684.286 C 44368.215 8657.406 44428.666 8592.334 44797.826 8221.834 C 45075.269 7943.384 45205.840 7819.148 45209.907 7829.745 C 45213.886 7840.116 45075.375 7985.742 44792.037 8269.080 C 44558.935 8502.183 44368.215 8689.026 44368.215 8684.286 Z">
              <!-- 14 nodes -->
            </draw:path>
            <draw:path id="path906" draw:style-name="style86" draw:layer="layout" svg:x="20.653cm" svg:y="3.837cm" svg:width="3.805cm" svg:height="3.803cm" svg:viewBox="0.0 0.0 3804.709 3803.442" svg:d="M 41338.503 11451.756 L 41306.753 11425.763 L 42438.844 10293.569 L 43570.935 9161.374 L 43588.280 9206.047 L 43605.624 9250.719 L 42493.249 10364.615 C 41881.443 10977.257 41378.484 11478.339 41375.563 11478.130 C 41372.641 11477.920 41355.965 11466.052 41338.503 11451.756 ZM 43689.744 9106.021 L 43671.874 9060.530 L 43915.760 8816.958 L 44159.646 8573.386 L 44132.472 8646.056 C 44117.526 8686.025 44098.808 8733.650 44090.875 8751.890 C 44082.943 8770.129 43993.464 8867.506 43892.032 8968.282 L 43707.613 9151.512 L 43689.744 9106.021 ZM 44328.902 8494.011 C 44341.519 8461.996 44359.397 8415.778 44368.632 8391.303 C 44381.692 8356.687 44460.093 8272.159 44721.602 8010.746 L 45057.783 7674.688 L 45084.622 7699.903 C 45099.384 7713.770 45111.461 7730.264 45111.461 7736.554 C 45111.461 7742.844 44930.224 7928.942 44708.713 8150.105 C 44316.344 8541.854 44306.554 8550.719 44328.902 8494.011 Z">
              <!-- 26 nodes -->
            </draw:path>
            <draw:path id="path904" draw:style-name="style87" draw:layer="layout" svg:x="20.579cm" svg:y="3.762cm" svg:width="3.825cm" svg:height="3.826cm" svg:viewBox="0.0 0.0 3824.713 3826.233" svg:d="M 41195.442 11319.684 L 41158.586 11288.386 L 42308.160 10138.187 L 43457.735 8987.988 L 43476.743 9037.760 L 43495.751 9087.531 L 42364.024 10219.257 L 41232.299 11350.983 L 41195.442 11319.684 ZM 43578.390 8937.082 L 43557.818 8890.000 L 43818.515 8628.170 C 44076.669 8368.894 44079.413 8366.540 44099.777 8386.904 C 44142.758 8429.885 44114.296 8469.180 43845.945 8737.348 L 43598.962 8984.164 L 43578.390 8937.082 ZM 44338.291 8210.021 C 44350.256 8179.461 44369.868 8129.455 44381.874 8098.896 C 44400.366 8051.828 44442.977 8003.693 44660.600 7784.042 L 44917.498 7524.750 L 44950.399 7562.435 L 44983.299 7600.120 L 44649.919 7932.852 C 44328.131 8254.013 44317.295 8263.651 44338.291 8210.021 Z">
              <!-- 24 nodes -->
            </draw:path>
            <draw:path id="path902" draw:style-name="style88" draw:layer="layout" svg:x="20.554cm" svg:y="3.745cm" svg:width="3.777cm" svg:height="3.780cm" svg:viewBox="0.0 0.0 3776.683 3780.243" svg:d="M 41109.015 11255.525 C 41100.228 11244.937 41362.436 10976.987 42254.853 10084.598 C 43285.645 9053.839 43413.295 8929.661 43423.154 8948.083 C 43432.972 8966.429 43304.281 9098.702 42283.941 10119.011 C 41651.285 10751.646 41130.677 11269.256 41127.034 11269.256 C 41123.392 11269.256 41115.284 11263.077 41109.015 11255.525 ZM 43525.542 8845.715 C 43518.888 8824.751 43550.008 8789.585 43770.201 8569.249 C 43994.650 8344.654 44024.239 8318.556 44038.387 8332.705 C 44052.536 8346.853 44025.542 8377.356 43793.728 8609.170 C 43558.857 8844.041 43532.413 8867.365 43525.542 8845.715 ZM 44388.070 8007.737 C 44388.070 8003.900 44397.151 7980.126 44408.251 7954.905 C 44422.456 7922.629 44492.627 7845.175 44645.187 7693.376 C 44843.379 7496.171 44885.486 7463.153 44885.486 7504.945 C 44885.486 7511.924 44773.568 7629.476 44636.778 7766.173 C 44499.988 7902.870 44388.070 8011.574 44388.070 8007.737 Z">
              <!-- 17 nodes -->
            </draw:path>
            <draw:path id="path900" draw:style-name="style89" draw:layer="layout" svg:x="20.515cm" svg:y="3.711cm" svg:width="3.782cm" svg:height="3.782cm" svg:viewBox="0.0 0.0 3782.204 3781.615" svg:d="M 41030.026 11192.563 C 41025.685 11185.539 41496.745 10706.702 42190.747 10012.679 C 43232.233 8971.161 43359.702 8847.127 43367.348 8867.792 C 43374.944 8888.329 43244.151 9022.742 42219.249 10047.677 C 41583.079 10683.866 41056.897 11204.384 41049.954 11204.384 C 41043.012 11204.384 41034.044 11199.065 41030.026 11192.563 ZM 43466.703 8768.669 C 43460.980 8747.036 43492.415 8711.417 43705.721 8497.844 C 43924.235 8279.056 43953.083 8253.683 43967.232 8267.832 C 43981.381 8281.981 43955.015 8311.856 43728.214 8538.657 C 43498.415 8768.456 43472.642 8791.124 43466.703 8768.669 ZM 44391.000 7868.769 C 44391.000 7864.940 44400.078 7841.171 44411.173 7815.950 C 44425.060 7784.385 44487.689 7714.097 44612.127 7590.424 C 44772.768 7430.768 44794.672 7412.521 44808.770 7426.619 C 44822.867 7440.717 44800.483 7466.614 44607.817 7659.108 C 44488.567 7778.252 44391.000 7872.599 44391.000 7868.769 Z">
              <!-- 17 nodes -->
            </draw:path>
            <draw:path id="path898" draw:style-name="style90" draw:layer="layout" svg:x="20.431cm" svg:y="3.636cm" svg:width="3.847cm" svg:height="3.835cm" svg:viewBox="0.0 0.0 3846.955 3834.937" svg:d="M 40899.294 11079.687 L 40862.252 11052.902 L 42042.294 9873.815 C 42691.317 9225.318 43226.901 8693.510 43232.479 8692.019 C 43238.059 8690.528 43249.569 8707.561 43258.060 8729.868 L 43273.497 8770.428 L 42104.917 9938.450 L 40936.336 11106.472 L 40899.294 11079.687 ZM 43355.373 8618.832 L 43342.185 8574.813 L 43570.332 8346.666 L 43798.479 8118.519 L 43830.850 8149.532 L 43863.221 8180.546 L 43622.240 8421.698 C 43489.701 8554.332 43378.402 8662.851 43374.910 8662.851 C 43371.418 8662.851 43362.626 8643.042 43355.373 8618.832 ZM 44352.285 7678.601 C 44410.770 7513.974 44423.953 7492.608 44535.801 7381.140 L 44645.780 7271.535 L 44677.494 7303.249 L 44709.208 7334.963 L 44527.927 7514.719 C 44428.221 7613.585 44349.183 7687.332 44352.285 7678.601 Z">
              <!-- 25 nodes -->
            </draw:path>
            <draw:path id="path896" draw:style-name="style91" draw:layer="layout" svg:x="20.349cm" svg:y="3.552cm" svg:width="3.853cm" svg:height="3.856cm" svg:viewBox="0.0 0.0 3853.500 3856.250" svg:d="M 40729.480 10924.985 C 40697.894 10897.932 40692.230 10888.020 40702.492 10877.758 C 40709.635 10870.614 40728.815 10864.769 40745.114 10864.769 C 40770.381 10864.769 40774.747 10860.484 40774.747 10835.683 C 40774.747 10811.188 40958.883 10622.455 41941.128 9640.181 L 43107.508 8473.764 L 43131.993 8533.947 L 43156.478 8594.129 L 41973.568 9777.074 C 41322.967 10427.694 40785.887 10959.840 40780.057 10959.622 C 40774.226 10959.412 40751.466 10943.817 40729.480 10924.985 ZM 43232.770 8433.428 L 43209.001 8372.968 L 43420.531 8160.519 L 43632.061 7948.070 L 43674.334 7991.143 L 43716.606 8034.216 L 43486.573 8264.052 L 43256.539 8493.889 L 43232.770 8433.428 ZM 44354.763 7382.853 C 44396.261 7267.836 44453.754 7130.190 44466.472 7115.405 C 44481.734 7097.660 44484.228 7098.222 44513.413 7125.988 C 44570.998 7180.773 44571.314 7179.858 44455.697 7293.702 C 44397.033 7351.466 44351.613 7391.584 44354.763 7382.853 Z">
              <!-- 25 nodes -->
            </draw:path>
            <draw:path id="path894" draw:style-name="style92" draw:layer="layout" svg:x="20.426cm" svg:y="4.361cm" svg:width="2.852cm" svg:height="2.894cm" svg:viewBox="0.0 0.0 2851.882 2894.316" svg:d="M 40851.669 11573.028 C 40851.669 11530.952 40858.681 11523.684 42005.488 10377.130 C 43173.672 9209.204 43179.156 9204.039 43179.841 9271.208 C 43179.931 9279.949 42656.128 9810.959 42015.836 10451.231 L 40851.669 11615.362 L 40851.669 11573.028 ZM 43273.952 9150.852 C 43260.933 9122.279 43263.612 9118.993 43460.944 8921.455 L 43661.146 8721.046 L 43682.348 8742.248 L 43703.551 8763.450 L 43495.355 8971.645 L 43287.160 9179.840 L 43273.952 9150.852 Z">
              <!-- 14 nodes -->
            </draw:path>
            <draw:path id="path892" draw:style-name="style93" draw:layer="layout" svg:x="20.426cm" svg:y="4.318cm" svg:width="2.809cm" svg:height="2.852cm" svg:viewBox="0.0 0.0 2809.474 2852.012" svg:d="M 40851.669 11446.034 C 40851.669 11403.946 40858.608 11396.750 41994.002 10261.392 L 43136.336 9119.095 L 43149.580 9148.161 C 43162.790 9177.155 43159.962 9180.087 42007.245 10332.803 L 40851.669 11488.380 L 40851.669 11446.034 ZM 43247.570 9042.531 C 43241.331 9017.672 43259.237 8996.354 43429.729 8825.665 L 43618.807 8636.368 L 43639.976 8657.536 L 43661.143 8678.704 L 43465.660 8874.402 C 43358.143 8982.036 43266.646 9070.100 43262.332 9070.100 C 43258.019 9070.100 43251.376 9057.694 43247.570 9042.531 Z">
              <!-- 15 nodes -->
            </draw:path>
            <draw:path id="path890" draw:style-name="style94" draw:layer="layout" svg:x="20.426cm" svg:y="4.243cm" svg:width="2.768cm" svg:height="2.842cm" svg:viewBox="0.0 0.0 2767.542 2842.322" svg:d="M 40851.669 11249.348 L 40851.669 11169.961 L 41971.734 10049.933 L 43091.800 8929.905 L 43115.095 8985.960 L 43138.391 9042.015 L 41995.030 10185.376 L 40851.669 11328.736 L 40851.669 11249.348 ZM 43232.919 8939.917 C 43232.919 8935.786 43223.766 8909.184 43212.578 8880.800 L 43192.236 8829.193 L 43363.863 8657.803 L 43535.488 8486.414 L 43577.350 8523.147 L 43619.211 8559.881 L 43426.065 8753.654 C 43319.835 8860.229 43232.919 8944.047 43232.919 8939.917 Z">
              <!-- 18 nodes -->
            </draw:path>
            <draw:path id="path888" draw:style-name="style95" draw:layer="layout" svg:x="20.426cm" svg:y="4.237cm" svg:width="2.674cm" svg:height="2.674cm" svg:viewBox="0.0 0.0 2674.280 2674.324" svg:d="M 40851.669 11147.547 C 40851.669 11126.789 43080.109 8898.425 43088.038 8911.254 C 43091.372 8916.650 42589.554 9425.595 41972.885 10042.244 C 41356.216 10658.892 40851.669 11156.278 40851.669 11147.547 ZM 43187.253 8811.837 C 43179.345 8799.043 43515.415 8463.219 43525.766 8473.570 C 43530.087 8477.891 43457.060 8557.987 43363.485 8651.562 C 43269.910 8745.138 43190.605 8817.261 43187.253 8811.837 Z">
              <!-- 8 nodes -->
            </draw:path>
            <draw:path id="path886" draw:style-name="style96" draw:layer="layout" svg:x="20.426cm" svg:y="4.175cm" svg:width="2.667cm" svg:height="2.720cm" svg:viewBox="0.0 0.0 2666.884 2719.619" svg:d="M 40851.669 11017.510 L 40851.669 10964.580 L 41944.821 9871.467 L 43037.972 8778.354 L 43063.592 8805.625 L 43089.212 8832.896 L 41970.441 9951.668 L 40851.669 11070.439 L 40851.669 11017.510 ZM 43169.400 8699.727 L 43156.311 8660.066 L 43310.934 8505.443 L 43465.557 8350.820 L 43492.054 8377.318 L 43518.553 8403.816 L 43350.521 8571.602 L 43182.490 8739.387 L 43169.400 8699.727 Z">
              <!-- 18 nodes -->
            </draw:path>
            <draw:path id="path884" draw:style-name="style97" draw:layer="layout" svg:x="20.426cm" svg:y="4.112cm" svg:width="2.614cm" svg:height="2.678cm" svg:viewBox="0.0 0.0 2614.249 2677.570" svg:d="M 40851.669 10837.186 L 40851.669 10773.552 L 41389.427 10239.234 C 41685.194 9945.359 41956.706 9684.271 41992.784 9659.037 C 42035.155 9629.405 42075.787 9588.180 42107.529 9542.621 C 42158.019 9470.152 42953.495 8662.458 42974.377 8662.458 C 42980.667 8662.458 42997.171 8674.549 43011.055 8689.326 L 43036.296 8716.194 L 41943.982 9808.507 L 40851.669 10900.820 L 40851.669 10837.186 ZM 43135.890 8553.283 L 43118.834 8507.265 L 43259.383 8365.257 L 43399.932 8223.250 L 43432.924 8255.050 L 43465.918 8286.850 L 43309.432 8443.075 L 43152.945 8599.300 L 43135.890 8553.283 Z">
              <!-- 20 nodes -->
            </draw:path>
            <draw:path id="path882" draw:style-name="style98" draw:layer="layout" svg:x="20.426cm" svg:y="4.053cm" svg:width="2.545cm" svg:height="2.604cm" svg:viewBox="0.0 0.0 2544.563 2604.017" svg:d="M 40851.669 10648.913 L 40851.669 10588.011 L 41282.940 10158.591 C 41707.776 9735.577 41715.158 9728.888 41777.711 9710.248 C 41812.636 9699.840 41855.498 9684.283 41872.961 9675.676 C 41890.423 9667.069 41668.985 9896.230 41380.876 10184.921 C 41092.767 10473.614 40855.833 10709.816 40854.355 10709.816 C 40852.876 10709.816 40851.670 10682.410 40851.670 10648.913 L 40851.669 10648.913 ZM 42190.428 9339.008 C 42204.726 9304.229 42219.302 9261.075 42222.817 9243.109 C 42227.709 9218.110 42308.466 9131.217 42566.951 8872.826 L 42904.694 8535.207 L 42936.440 8566.952 L 42968.185 8598.697 L 42566.308 9000.469 C 42165.815 9400.857 42164.521 9402.023 42190.428 9339.008 ZM 43101.492 8408.379 C 43092.286 8386.344 43084.753 8365.250 43084.753 8361.504 C 43084.753 8357.758 43140.900 8298.692 43209.525 8230.246 L 43334.297 8105.799 L 43365.265 8138.122 L 43396.232 8170.445 L 43257.232 8309.445 L 43118.233 8448.444 L 43101.492 8408.379 Z">
              <!-- 26 nodes -->
            </draw:path>
            <draw:path id="path880" draw:style-name="style99" draw:layer="layout" svg:x="20.426cm" svg:y="3.983cm" svg:width="2.481cm" svg:height="2.552cm" svg:viewBox="0.0 0.0 2481.044 2552.057" svg:d="M 40851.669 10449.359 L 40851.669 10380.557 L 41198.273 10034.447 L 41544.877 9688.336 L 41617.661 9676.901 C 41657.692 9670.612 41692.032 9667.054 41693.973 9668.995 C 41695.914 9670.936 41507.190 9862.793 41274.586 10095.343 L 40851.669 10518.161 L 40851.669 10449.359 ZM 41899.312 9333.967 C 42006.938 9225.710 42096.024 9137.135 42097.280 9137.135 C 42098.537 9137.135 42093.143 9155.334 42085.295 9177.577 C 42035.970 9317.380 41941.216 9428.860 41825.336 9483.424 C 41692.498 9545.972 41696.419 9538.050 41899.312 9333.967 ZM 42241.582 9105.385 C 42244.828 9090.833 42250.663 9054.552 42254.547 9024.760 L 42261.610 8970.594 L 42549.151 8683.195 L 42836.693 8395.796 L 42870.547 8430.725 L 42904.402 8465.654 L 42570.040 8798.749 C 42341.997 9025.926 42237.553 9123.431 42241.582 9105.385 ZM 43059.928 8235.457 L 43042.476 8191.029 L 43153.299 8078.566 L 43264.122 7966.105 L 43298.417 8001.489 L 43332.713 8036.873 L 43211.551 8158.379 C 43144.912 8225.208 43087.462 8279.885 43083.885 8279.885 C 43080.307 8279.885 43069.526 8259.893 43059.928 8235.457 Z">
              <!-- 32 nodes -->
            </draw:path>
            <draw:path id="path878" draw:style-name="style100" draw:layer="layout" svg:x="20.426cm" svg:y="3.926cm" svg:width="2.407cm" svg:height="2.472cm" svg:viewBox="0.0 0.0 2406.966 2471.551" svg:d="M 40851.669 10259.942 L 40851.669 10196.429 L 41135.434 9912.811 L 41419.197 9629.193 L 41479.538 9632.426 L 41539.879 9635.660 L 41195.773 9979.557 L 40851.669 10323.454 L 40851.669 10259.942 ZM 41835.847 9212.994 C 41995.880 9052.554 42127.328 8921.285 42127.954 8921.285 C 42130.561 8921.285 42111.661 9029.926 42105.320 9051.404 C 42101.529 9064.240 42009.598 9164.146 41901.028 9273.415 C 41696.359 9479.403 41695.647 9479.912 41587.211 9497.743 C 41546.198 9504.487 41553.957 9495.601 41835.847 9212.994 ZM 42265.639 8847.201 L 42272.224 8778.410 L 42518.416 8531.052 L 42764.607 8283.695 L 42797.680 8308.147 C 42815.869 8321.595 42830.752 8335.308 42830.752 8338.619 C 42830.752 8341.931 42702.120 8473.194 42544.902 8630.317 L 42259.051 8915.993 L 42265.639 8847.201 ZM 43026.924 8093.035 C 43017.983 8071.638 43010.669 8050.307 43010.669 8045.633 C 43010.669 8040.959 43052.540 7995.458 43103.717 7944.519 L 43196.763 7851.903 L 43227.698 7884.193 L 43258.635 7916.482 L 43150.907 8024.210 L 43043.179 8131.938 L 43026.924 8093.035 Z">
              <!-- 33 nodes -->
            </draw:path>
            <draw:path id="path876" draw:style-name="style101" draw:layer="layout" svg:x="20.426cm" svg:y="3.873cm" svg:width="2.344cm" svg:height="2.397cm" svg:viewBox="0.0 0.0 2343.896 2396.983" svg:d="M 40851.669 10091.035 L 40851.669 10038.103 L 41082.603 9807.348 L 41313.536 9576.594 L 41363.240 9579.897 L 41412.943 9583.200 L 41132.306 9863.584 L 40851.669 10143.967 L 40851.669 10091.035 ZM 41777.989 9111.860 L 42126.961 8762.664 L 42130.267 8812.415 L 42133.572 8862.167 L 41839.226 9155.344 L 41544.877 9448.520 L 41486.948 9454.788 L 41429.018 9461.055 L 41777.989 9111.860 ZM 42269.836 8672.854 L 42269.836 8619.928 L 42492.013 8397.940 L 42714.190 8175.952 L 42740.643 8202.405 L 42767.096 8228.858 L 42518.466 8477.320 L 42269.836 8725.781 L 42269.836 8672.854 ZM 42991.657 7951.374 L 42979.302 7911.117 L 43060.887 7829.051 L 43142.472 7746.984 L 43169.019 7773.531 L 43195.565 7800.078 L 43099.789 7895.854 L 43004.012 7991.631 L 42991.657 7951.374 Z">
              <!-- 36 nodes -->
            </draw:path>
            <draw:path id="path874" draw:style-name="style102" draw:layer="layout" svg:x="20.426cm" svg:y="3.797cm" svg:width="2.286cm" svg:height="2.368cm" svg:viewBox="0.0 0.0 2286.000 2367.815" svg:d="M 40851.669 9876.682 L 40851.669 9791.966 L 40997.809 9646.105 L 41143.950 9500.245 L 41225.503 9503.372 L 41307.057 9506.500 L 41079.363 9733.949 L 40851.669 9961.399 L 40851.669 9876.682 ZM 41698.384 8945.476 L 42137.544 8506.160 L 42140.673 8587.747 L 42143.802 8669.335 L 41786.190 9027.063 L 41428.577 9384.791 L 41343.900 9384.791 L 41259.223 9384.791 L 41698.384 8945.476 ZM 42269.836 8458.539 L 42269.836 8373.850 L 42447.107 8197.210 L 42624.378 8020.570 L 42669.661 8059.744 L 42714.944 8098.916 L 42492.390 8321.072 L 42269.836 8543.227 L 42269.836 8458.539 ZM 42951.170 7771.786 L 42928.712 7714.573 L 42989.844 7654.078 L 43050.977 7593.583 L 43094.323 7628.417 C 43118.163 7647.576 43137.669 7665.913 43137.669 7669.168 C 43137.669 7676.705 42986.629 7829.049 42979.184 7829.020 C 42976.128 7829.010 42963.522 7803.253 42951.170 7771.786 Z">
              <!-- 35 nodes -->
            </draw:path>
            <draw:path id="path872" draw:style-name="style103" draw:layer="layout" svg:x="20.426cm" svg:y="3.778cm" svg:width="2.192cm" svg:height="2.199cm" svg:viewBox="0.0 0.0 2191.808 2198.843" svg:d="M 40851.669 9746.958 C 40851.669 9708.934 41082.024 9479.264 41115.007 9484.403 C 41134.282 9487.406 41114.827 9511.105 40994.838 9630.715 C 40873.056 9752.121 40851.669 9769.486 40851.669 9746.958 ZM 41671.923 8900.416 C 42050.905 8521.238 42138.214 8438.836 42141.142 8457.563 C 42146.394 8491.150 41271.587 9366.278 41232.761 9366.278 C 41211.187 9366.278 41292.289 9280.246 41671.923 8900.416 ZM 42269.836 8328.944 C 42269.836 8290.484 42591.426 7969.135 42610.664 7988.372 C 42621.135 7998.844 42587.811 8037.516 42446.822 8178.504 C 42297.863 8327.464 42269.836 8351.287 42269.836 8328.944 ZM 42921.713 7677.033 C 42911.089 7649.344 43022.826 7538.212 43040.220 7559.170 C 43049.822 7570.740 43039.596 7586.331 42990.623 7634.794 C 42938.585 7686.289 42927.802 7692.899 42921.713 7677.033 Z">
              <!-- 16 nodes -->
            </draw:path>
            <draw:path id="path870" draw:style-name="style104" draw:layer="layout" svg:x="20.426cm" svg:y="3.725cm" svg:width="2.174cm" svg:height="2.217cm" svg:viewBox="0.0 0.0 2174.183 2216.997" svg:d="M 40851.669 9624.946 C 40851.669 9586.304 40858.586 9575.657 40929.390 9505.327 C 41001.104 9434.091 41010.124 9428.387 41046.113 9431.508 L 41085.116 9434.892 L 40968.393 9551.128 L 40851.669 9667.364 L 40851.669 9624.946 ZM 41629.585 8805.015 L 42137.544 8296.847 L 42140.939 8335.909 C 42144.294 8374.514 42138.851 8380.456 41675.317 8844.077 C 41213.327 9306.155 41205.666 9313.183 41163.963 9313.183 L 41121.627 9313.183 L 41629.585 8805.015 ZM 42269.836 8206.950 C 42269.836 8166.669 42276.821 8157.627 42412.638 8022.090 C 42555.418 7879.604 42555.442 7879.586 42576.596 7900.740 C 42597.750 7921.894 42597.729 7921.922 42433.795 8085.599 L 42269.836 8249.302 L 42269.836 8206.950 ZM 42900.082 7570.601 C 42894.188 7547.114 42900.430 7534.977 42938.254 7496.442 L 42983.473 7450.367 L 43004.662 7471.556 L 43025.852 7492.745 L 42973.679 7545.714 C 42944.984 7574.847 42918.272 7598.683 42914.319 7598.683 C 42910.365 7598.683 42903.958 7586.046 42900.082 7570.601 Z">
              <!-- 28 nodes -->
            </draw:path>
            <draw:path id="path868" draw:style-name="style105" draw:layer="layout" svg:x="20.426cm" svg:y="3.700cm" svg:width="2.124cm" svg:height="2.157cm" svg:viewBox="0.0 0.0 2124.152 2157.086" svg:d="M 40851.669 9520.272 C 40851.669 9467.359 40918.444 9401.550 40967.104 9406.508 L 41000.683 9409.929 L 40926.176 9483.729 L 40851.669 9557.528 L 40851.669 9520.272 ZM 41592.541 8743.002 C 42118.066 8217.268 42137.668 8198.988 42140.994 8231.511 C 42144.248 8263.299 42115.050 8294.638 41633.035 8776.729 C 41153.005 9256.836 41119.353 9288.221 41084.582 9288.221 C 41048.818 9288.221 41066.383 9269.368 41592.541 8743.002 ZM 42269.836 8102.568 C 42269.836 8069.404 42282.538 8052.835 42390.440 7945.238 C 42504.016 7831.984 42512.315 7825.863 42532.816 7840.223 C 42553.733 7854.874 42549.006 7861.039 42412.210 7997.553 L 42269.836 8139.635 L 42269.836 8102.568 ZM 42879.141 7493.619 C 42873.027 7469.258 42877.800 7458.235 42907.189 7428.844 C 42939.628 7396.407 42944.357 7394.733 42963.409 7408.947 C 42983.503 7423.940 42982.548 7426.144 42935.360 7473.723 L 42886.510 7522.977 L 42879.141 7493.619 Z">
              <!-- 23 nodes -->
            </draw:path>
            <draw:path id="path866" draw:style-name="style106" draw:layer="layout" svg:x="20.421cm" svg:y="3.603cm" svg:width="2.095cm" svg:height="2.175cm" svg:viewBox="0.0 0.0 2095.114 2175.482" svg:d="M 40846.448 9344.476 C 40846.448 9308.824 40847.915 9307.434 40885.567 9307.434 L 40924.684 9307.434 L 40888.782 9344.476 C 40869.035 9364.849 40851.432 9381.518 40849.664 9381.518 C 40847.897 9381.518 40846.448 9364.849 40846.448 9344.476 ZM 41481.482 8550.619 L 42121.740 7910.221 L 42129.068 7950.015 C 42133.098 7971.902 42136.670 8013.639 42137.006 8042.764 L 42137.621 8095.719 L 41589.895 8643.368 L 41042.171 9191.018 L 40941.699 9191.018 L 40841.228 9191.018 L 41481.487 8550.619 L 41481.482 8550.619 ZM 42259.883 7904.021 C 42256.234 7869.713 42251.322 7829.341 42248.967 7814.306 C 42245.447 7791.833 42258.551 7773.195 42322.606 7709.567 L 42400.528 7632.166 L 42442.069 7665.067 C 42516.143 7723.735 42518.877 7714.758 42386.861 7846.398 L 42266.519 7966.399 L 42259.883 7904.021 ZM 42834.554 7296.851 C 42810.727 7233.252 42809.008 7221.256 42822.164 7210.337 C 42834.616 7200.004 42846.577 7206.800 42886.890 7247.112 L 42936.342 7296.564 L 42899.280 7333.626 L 42862.218 7370.687 L 42834.554 7296.851 Z">
              <!-- 32 nodes -->
            </draw:path>
            <draw:path id="path864" draw:style-name="style107" draw:layer="layout" svg:x="20.426cm" svg:y="3.560cm" svg:width="1.985cm" svg:height="2.023cm" svg:viewBox="0.0 0.0 1985.102 2022.674" svg:d="M 40851.669 9042.069 L 40851.669 8941.527 L 41480.065 8313.198 L 42108.460 7684.869 L 42120.357 7753.181 C 42126.899 7790.753 42132.253 7830.643 42132.253 7841.827 C 42132.253 7854.602 41894.278 8100.109 41491.961 8502.385 L 40851.669 9142.611 L 40851.669 9042.069 ZM 42234.778 7659.220 L 42216.975 7577.179 L 42256.137 7537.074 C 42277.676 7515.016 42297.904 7497.151 42301.087 7497.375 C 42304.272 7497.585 42329.623 7517.839 42357.424 7542.354 L 42407.971 7586.927 L 42330.276 7664.094 L 42252.582 7741.261 L 42234.778 7659.220 ZM 42800.267 7151.560 C 42784.000 7115.856 42790.048 7110.616 42819.757 7134.673 C 42840.069 7151.121 42841.294 7155.745 42828.208 7166.605 C 42815.740 7176.952 42810.568 7174.167 42800.267 7151.560 Z">
              <!-- 22 nodes -->
            </draw:path>
            <draw:path id="path862" draw:style-name="style108" draw:layer="layout" svg:x="20.426cm" svg:y="3.899cm" svg:width="1.451cm" svg:height="1.483cm" svg:viewBox="0.0 0.0 1451.087 1482.968" svg:d="M 40851.669 9232.523 L 40851.669 9184.897 L 41470.794 8565.840 C 41811.313 8225.359 42089.919 7949.181 42089.919 7952.111 C 42089.919 7955.042 42094.161 7972.230 42099.346 7990.308 C 42108.712 8022.964 42104.687 8027.264 41480.221 8651.663 L 40851.669 9280.149 L 40851.669 9232.523 ZM 42206.073 7882.526 C 42191.824 7845.045 42192.417 7842.414 42221.206 7815.367 C 42245.833 7792.232 42247.574 7792.052 42274.708 7809.831 L 42302.756 7828.208 L 42262.981 7868.941 C 42241.105 7891.344 42221.674 7909.674 42219.801 7909.674 C 42217.929 7909.674 42211.750 7897.458 42206.073 7882.526 Z">
              <!-- 15 nodes -->
            </draw:path>
            <draw:path id="path860" draw:style-name="style109" draw:layer="layout" svg:x="20.426cm" svg:y="3.840cm" svg:width="1.398cm" svg:height="1.447cm" svg:viewBox="0.0 0.0 1398.059 1446.578" svg:d="M 40851.669 9062.535 L 40851.669 8999.034 L 41453.514 8397.259 L 42055.358 7795.484 L 42071.496 7842.846 L 42087.633 7890.207 L 41469.651 8508.121 L 40851.669 9126.036 L 40851.669 9062.535 ZM 42171.812 7742.226 C 42156.811 7706.944 42155.776 7695.793 42166.520 7685.216 C 42177.190 7674.712 42186.904 7677.837 42214.802 7700.744 L 42249.728 7729.422 L 42220.094 7757.755 L 42190.461 7786.088 L 42171.812 7742.226 Z">
              <!-- 16 nodes -->
            </draw:path>
            <draw:path id="path858" draw:style-name="style110" draw:layer="layout" svg:x="20.426cm" svg:y="3.763cm" svg:width="1.318cm" svg:height="1.396cm" svg:viewBox="0.0 0.0 1317.625 1396.134" svg:d="M 40851.669 8827.223 L 40851.669 8731.971 L 41416.185 8167.529 L 41980.702 7603.086 L 42014.143 7655.201 C 42032.537 7683.864 42047.586 7711.677 42047.586 7717.007 C 42047.586 7722.338 41778.505 7995.749 41449.627 8324.587 L 40851.669 8922.475 L 40851.669 8827.223 ZM 42133.198 7591.719 C 42125.078 7578.607 42110.895 7555.973 42101.680 7541.420 C 42087.599 7519.181 42091.655 7520.766 42127.111 7551.358 C 42150.312 7571.375 42169.294 7592.410 42169.294 7598.101 C 42169.294 7618.805 42147.596 7614.968 42133.198 7591.719 Z">
              <!-- 14 nodes -->
            </draw:path>
            <draw:path id="path856" draw:style-name="style111" draw:layer="layout" svg:x="20.426cm" svg:y="3.835cm" svg:width="1.118cm" svg:height="1.119cm" svg:viewBox="0.0 0.0 1118.375 1118.541" svg:d="M 40851.669 8787.584 C 40851.669 8766.847 41959.618 7658.972 41969.988 7669.342 C 41974.340 7673.694 41724.498 7930.656 41414.784 8240.370 C 41105.071 8550.083 40851.669 8796.330 40851.669 8787.584 Z">
              <!-- 4 nodes -->
            </draw:path>
            <draw:path id="path854" draw:style-name="style112" draw:layer="layout" svg:x="20.426cm" svg:y="3.757cm" svg:width="1.111cm" svg:height="1.181cm" svg:viewBox="0.0 0.0 1110.791 1180.504" svg:d="M 40851.669 8624.800 L 40851.669 8556.006 L 41373.207 8034.548 L 41894.746 7513.090 L 41928.603 7548.022 L 41962.460 7582.954 L 41407.064 8138.274 L 40851.669 8693.594 L 40851.669 8624.800 Z">
              <!-- 9 nodes -->
            </draw:path>
            <draw:path id="path852" draw:style-name="style113" draw:layer="layout" svg:x="20.426cm" svg:y="3.690cm" svg:width="1.031cm" svg:height="1.109cm" svg:viewBox="0.0 0.0 1030.746 1109.068" svg:d="M 40851.669 8399.890 L 40851.669 8309.928 L 41316.330 7845.357 L 41780.991 7380.786 L 41829.075 7408.965 C 41855.521 7424.464 41879.512 7440.952 41882.389 7445.605 C 41885.263 7450.259 41654.529 7687.119 41369.643 7971.960 L 40851.669 8489.854 L 40851.669 8399.890 Z">
              <!-- 9 nodes -->
            </draw:path>
            <draw:path id="path850" draw:style-name="style114" draw:layer="layout" svg:x="20.426cm" svg:y="3.650cm" svg:width="0.912cm" svg:height="0.970cm" svg:viewBox="0.0 0.0 911.516 969.881" svg:d="M 40851.669 8173.929 L 40851.669 8078.671 L 41241.459 7688.988 L 41631.247 7299.306 L 41692.755 7315.368 C 41726.584 7324.202 41758.239 7335.406 41763.100 7340.266 C 41767.959 7345.126 41564.876 7556.122 41311.803 7809.145 L 40851.669 8269.187 L 40851.669 8173.929 Z">
              <!-- 9 nodes -->
            </draw:path>
            <draw:path id="path848" draw:style-name="style115" draw:layer="layout" svg:x="20.426cm" svg:y="3.641cm" svg:width="0.756cm" svg:height="0.788cm" svg:viewBox="0.0 0.0 755.709 788.350" svg:d="M 40851.669 7921.486 L 40851.669 7773.289 L 41097.814 7527.311 L 41343.959 7281.333 L 41465.585 7282.077 C 41532.479 7282.488 41595.518 7286.110 41605.669 7290.131 C 41620.318 7295.933 41544.411 7377.137 41237.898 7683.562 L 40851.669 8069.683 L 40851.669 7921.486 Z">
              <!-- 9 nodes -->
            </draw:path>
            <draw:path id="path846" draw:style-name="style116" draw:layer="layout" svg:x="20.426cm" svg:y="3.640cm" svg:width="0.487cm" svg:height="0.493cm" svg:viewBox="0.0 0.0 487.048 492.511" svg:d="M 40851.669 7603.215 L 40851.669 7433.703 L 40928.929 7356.959 L 41006.188 7280.215 L 41172.453 7283.140 L 41338.717 7286.065 L 41095.194 7529.396 L 40851.669 7772.726 L 40851.669 7603.215 Z">
              <!-- 9 nodes -->
            </draw:path>
            <draw:path id="path844" draw:style-name="style117" draw:layer="layout" svg:x="20.426cm" svg:y="3.641cm" svg:width="0.153cm" svg:height="0.148cm" svg:viewBox="0.0 0.0 152.893 148.167" svg:d="M 40851.667 7355.417 L 40851.667 7281.333 L 40928.113 7281.333 L 41004.559 7281.333 L 40931.043 7355.417 C 40890.609 7396.162 40856.209 7429.500 40854.597 7429.500 C 40852.986 7429.500 40851.666 7396.162 40851.666 7355.417 L 40851.667 7355.417 Z">
              <!-- 8 nodes -->
            </draw:path>
          </draw:g>
          <!-- id="g842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hu Jan 04 13:07:10 2024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dfdfd" draw:stroke="none"/>
    </style:style>
    <style:style style:name="style1" style:family="graphic" style:parent-style-name="standard">
      <style:graphic-properties draw:fill="solid" draw:fill-color="#d6e8f6" draw:stroke="none"/>
    </style:style>
    <style:style style:name="style2" style:family="graphic" style:parent-style-name="standard">
      <style:graphic-properties draw:fill="solid" draw:fill-color="#c4eafd" draw:stroke="none"/>
    </style:style>
    <style:style style:name="style3" style:family="graphic" style:parent-style-name="standard">
      <style:graphic-properties draw:fill="solid" draw:fill-color="#c8e8f9" draw:stroke="none"/>
    </style:style>
    <style:style style:name="style4" style:family="graphic" style:parent-style-name="standard">
      <style:graphic-properties draw:fill="solid" draw:fill-color="#c6e8fa" draw:stroke="none"/>
    </style:style>
    <style:style style:name="style5" style:family="graphic" style:parent-style-name="standard">
      <style:graphic-properties draw:fill="solid" draw:fill-color="#c8e6f8" draw:stroke="none"/>
    </style:style>
    <style:style style:name="style6" style:family="graphic" style:parent-style-name="standard">
      <style:graphic-properties draw:fill="solid" draw:fill-color="#cbe4f5" draw:stroke="none"/>
    </style:style>
    <style:style style:name="style7" style:family="graphic" style:parent-style-name="standard">
      <style:graphic-properties draw:fill="solid" draw:fill-color="#cae0ee" draw:stroke="none"/>
    </style:style>
    <style:style style:name="style8" style:family="graphic" style:parent-style-name="standard">
      <style:graphic-properties draw:fill="solid" draw:fill-color="#cadeed" draw:stroke="none"/>
    </style:style>
    <style:style style:name="style9" style:family="graphic" style:parent-style-name="standard">
      <style:graphic-properties draw:fill="solid" draw:fill-color="#c9ddea" draw:stroke="none"/>
    </style:style>
    <style:style style:name="style10" style:family="graphic" style:parent-style-name="standard">
      <style:graphic-properties draw:fill="solid" draw:fill-color="#add5f0" draw:stroke="none"/>
    </style:style>
    <style:style style:name="style11" style:family="graphic" style:parent-style-name="standard">
      <style:graphic-properties draw:fill="solid" draw:fill-color="#8bd8fc" draw:stroke="none"/>
    </style:style>
    <style:style style:name="style12" style:family="graphic" style:parent-style-name="standard">
      <style:graphic-properties draw:fill="solid" draw:fill-color="#8dd5f9" draw:stroke="none"/>
    </style:style>
    <style:style style:name="style13" style:family="graphic" style:parent-style-name="standard">
      <style:graphic-properties draw:fill="solid" draw:fill-color="#91d1f4" draw:stroke="none"/>
    </style:style>
    <style:style style:name="style14" style:family="graphic" style:parent-style-name="standard">
      <style:graphic-properties draw:fill="solid" draw:fill-color="#94cef0" draw:stroke="none"/>
    </style:style>
    <style:style style:name="style15" style:family="graphic" style:parent-style-name="standard">
      <style:graphic-properties draw:fill="solid" draw:fill-color="#9acbec" draw:stroke="none"/>
    </style:style>
    <style:style style:name="style16" style:family="graphic" style:parent-style-name="standard">
      <style:graphic-properties draw:fill="solid" draw:fill-color="#96cbed" draw:stroke="none"/>
    </style:style>
    <style:style style:name="style17" style:family="graphic" style:parent-style-name="standard">
      <style:graphic-properties draw:fill="solid" draw:fill-color="#95c0dd" draw:stroke="none"/>
    </style:style>
    <style:style style:name="style18" style:family="graphic" style:parent-style-name="standard">
      <style:graphic-properties draw:fill="solid" draw:fill-color="#93bbd6" draw:stroke="none"/>
    </style:style>
    <style:style style:name="style19" style:family="graphic" style:parent-style-name="standard">
      <style:graphic-properties draw:fill="solid" draw:fill-color="#51c5fc" draw:stroke="none"/>
    </style:style>
    <style:style style:name="style20" style:family="graphic" style:parent-style-name="standard">
      <style:graphic-properties draw:fill="solid" draw:fill-color="#52c4fa" draw:stroke="none"/>
    </style:style>
    <style:style style:name="style21" style:family="graphic" style:parent-style-name="standard">
      <style:graphic-properties draw:fill="solid" draw:fill-color="#58bff4" draw:stroke="none"/>
    </style:style>
    <style:style style:name="style22" style:family="graphic" style:parent-style-name="standard">
      <style:graphic-properties draw:fill="solid" draw:fill-color="#59bcf2" draw:stroke="none"/>
    </style:style>
    <style:style style:name="style23" style:family="graphic" style:parent-style-name="standard">
      <style:graphic-properties draw:fill="solid" draw:fill-color="#5db9ed" draw:stroke="none"/>
    </style:style>
    <style:style style:name="style24" style:family="graphic" style:parent-style-name="standard">
      <style:graphic-properties draw:fill="solid" draw:fill-color="#62b4e7" draw:stroke="none"/>
    </style:style>
    <style:style style:name="style25" style:family="graphic" style:parent-style-name="standard">
      <style:graphic-properties draw:fill="solid" draw:fill-color="#64b2e4" draw:stroke="none"/>
    </style:style>
    <style:style style:name="style26" style:family="graphic" style:parent-style-name="standard">
      <style:graphic-properties draw:fill="solid" draw:fill-color="#65afe1" draw:stroke="none"/>
    </style:style>
    <style:style style:name="style27" style:family="graphic" style:parent-style-name="standard">
      <style:graphic-properties draw:fill="solid" draw:fill-color="#65abdb" draw:stroke="none"/>
    </style:style>
    <style:style style:name="style28" style:family="graphic" style:parent-style-name="standard">
      <style:graphic-properties draw:fill="solid" draw:fill-color="#18b4fc" draw:stroke="none"/>
    </style:style>
    <style:style style:name="style29" style:family="graphic" style:parent-style-name="standard">
      <style:graphic-properties draw:fill="solid" draw:fill-color="#18b3fc" draw:stroke="none"/>
    </style:style>
    <style:style style:name="style30" style:family="graphic" style:parent-style-name="standard">
      <style:graphic-properties draw:fill="solid" draw:fill-color="#1ab2fa" draw:stroke="none"/>
    </style:style>
    <style:style style:name="style31" style:family="graphic" style:parent-style-name="standard">
      <style:graphic-properties draw:fill="solid" draw:fill-color="#19b2fb" draw:stroke="none"/>
    </style:style>
    <style:style style:name="style32" style:family="graphic" style:parent-style-name="standard">
      <style:graphic-properties draw:fill="solid" draw:fill-color="#1ab1fa" draw:stroke="none"/>
    </style:style>
    <style:style style:name="style33" style:family="graphic" style:parent-style-name="standard">
      <style:graphic-properties draw:fill="solid" draw:fill-color="#1bb0f9" draw:stroke="none"/>
    </style:style>
    <style:style style:name="style34" style:family="graphic" style:parent-style-name="standard">
      <style:graphic-properties draw:fill="solid" draw:fill-color="#1eaef6" draw:stroke="none"/>
    </style:style>
    <style:style style:name="style35" style:family="graphic" style:parent-style-name="standard">
      <style:graphic-properties draw:fill="solid" draw:fill-color="#1daef6" draw:stroke="none"/>
    </style:style>
    <style:style style:name="style36" style:family="graphic" style:parent-style-name="standard">
      <style:graphic-properties draw:fill="solid" draw:fill-color="#1eaef5" draw:stroke="none"/>
    </style:style>
    <style:style style:name="style37" style:family="graphic" style:parent-style-name="standard">
      <style:graphic-properties draw:fill="solid" draw:fill-color="#20acf4" draw:stroke="none"/>
    </style:style>
    <style:style style:name="style38" style:family="graphic" style:parent-style-name="standard">
      <style:graphic-properties draw:fill="solid" draw:fill-color="#20acf3" draw:stroke="none"/>
    </style:style>
    <style:style style:name="style39" style:family="graphic" style:parent-style-name="standard">
      <style:graphic-properties draw:fill="solid" draw:fill-color="#1eacf4" draw:stroke="none"/>
    </style:style>
    <style:style style:name="style40" style:family="graphic" style:parent-style-name="standard">
      <style:graphic-properties draw:fill="solid" draw:fill-color="#22aaf1" draw:stroke="none"/>
    </style:style>
    <style:style style:name="style41" style:family="graphic" style:parent-style-name="standard">
      <style:graphic-properties draw:fill="solid" draw:fill-color="#20abf2" draw:stroke="none"/>
    </style:style>
    <style:style style:name="style42" style:family="graphic" style:parent-style-name="standard">
      <style:graphic-properties draw:fill="solid" draw:fill-color="#21aaf1" draw:stroke="none"/>
    </style:style>
    <style:style style:name="style43" style:family="graphic" style:parent-style-name="standard">
      <style:graphic-properties draw:fill="solid" draw:fill-color="#24a8ee" draw:stroke="none"/>
    </style:style>
    <style:style style:name="style44" style:family="graphic" style:parent-style-name="standard">
      <style:graphic-properties draw:fill="solid" draw:fill-color="#23a8ef" draw:stroke="none"/>
    </style:style>
    <style:style style:name="style45" style:family="graphic" style:parent-style-name="standard">
      <style:graphic-properties draw:fill="solid" draw:fill-color="#24a7ee" draw:stroke="none"/>
    </style:style>
    <style:style style:name="style46" style:family="graphic" style:parent-style-name="standard">
      <style:graphic-properties draw:fill="solid" draw:fill-color="#26a6ec" draw:stroke="none"/>
    </style:style>
    <style:style style:name="style47" style:family="graphic" style:parent-style-name="standard">
      <style:graphic-properties draw:fill="solid" draw:fill-color="#24a6ec" draw:stroke="none"/>
    </style:style>
    <style:style style:name="style48" style:family="graphic" style:parent-style-name="standard">
      <style:graphic-properties draw:fill="solid" draw:fill-color="#28a4e9" draw:stroke="none"/>
    </style:style>
    <style:style style:name="style49" style:family="graphic" style:parent-style-name="standard">
      <style:graphic-properties draw:fill="solid" draw:fill-color="#26a4ea" draw:stroke="none"/>
    </style:style>
    <style:style style:name="style50" style:family="graphic" style:parent-style-name="standard">
      <style:graphic-properties draw:fill="solid" draw:fill-color="#28a3e8" draw:stroke="none"/>
    </style:style>
    <style:style style:name="style51" style:family="graphic" style:parent-style-name="standard">
      <style:graphic-properties draw:fill="solid" draw:fill-color="#2ba1e6" draw:stroke="none"/>
    </style:style>
    <style:style style:name="style52" style:family="graphic" style:parent-style-name="standard">
      <style:graphic-properties draw:fill="solid" draw:fill-color="#2aa1e6" draw:stroke="none"/>
    </style:style>
    <style:style style:name="style53" style:family="graphic" style:parent-style-name="standard">
      <style:graphic-properties draw:fill="solid" draw:fill-color="#2ba0e5" draw:stroke="none"/>
    </style:style>
    <style:style style:name="style54" style:family="graphic" style:parent-style-name="standard">
      <style:graphic-properties draw:fill="solid" draw:fill-color="#2ca0e4" draw:stroke="none"/>
    </style:style>
    <style:style style:name="style55" style:family="graphic" style:parent-style-name="standard">
      <style:graphic-properties draw:fill="solid" draw:fill-color="#2c9fe4" draw:stroke="none"/>
    </style:style>
    <style:style style:name="style56" style:family="graphic" style:parent-style-name="standard">
      <style:graphic-properties draw:fill="solid" draw:fill-color="#2e9de2" draw:stroke="none"/>
    </style:style>
    <style:style style:name="style57" style:family="graphic" style:parent-style-name="standard">
      <style:graphic-properties draw:fill="solid" draw:fill-color="#2c9ee2" draw:stroke="none"/>
    </style:style>
    <style:style style:name="style58" style:family="graphic" style:parent-style-name="standard">
      <style:graphic-properties draw:fill="solid" draw:fill-color="#2e9ce0" draw:stroke="none"/>
    </style:style>
    <style:style style:name="style59" style:family="graphic" style:parent-style-name="standard">
      <style:graphic-properties draw:fill="solid" draw:fill-color="#309ade" draw:stroke="none"/>
    </style:style>
    <style:style style:name="style60" style:family="graphic" style:parent-style-name="standard">
      <style:graphic-properties draw:fill="solid" draw:fill-color="#3299dc" draw:stroke="none"/>
    </style:style>
    <style:style style:name="style61" style:family="graphic" style:parent-style-name="standard">
      <style:graphic-properties draw:fill="solid" draw:fill-color="#3398dc" draw:stroke="none"/>
    </style:style>
    <style:style style:name="style62" style:family="graphic" style:parent-style-name="standard">
      <style:graphic-properties draw:fill="solid" draw:fill-color="#3398db" draw:stroke="none"/>
    </style:style>
    <style:style style:name="style63" style:family="graphic" style:parent-style-name="standard">
      <style:graphic-properties draw:fill="solid" draw:fill-color="#3497da" draw:stroke="none"/>
    </style:style>
    <style:style style:name="style64" style:family="graphic" style:parent-style-name="standard">
      <style:graphic-properties draw:fill="solid" draw:fill-color="#3497d9" draw:stroke="none"/>
    </style:style>
    <style:style style:name="style65" style:family="graphic" style:parent-style-name="standard">
      <style:graphic-properties draw:fill="solid" draw:fill-color="#3496d9" draw:stroke="none"/>
    </style:style>
    <style:style style:name="style66" style:family="graphic" style:parent-style-name="standard">
      <style:graphic-properties draw:fill="solid" draw:fill-color="#3496d8" draw:stroke="none"/>
    </style:style>
    <style:style style:name="style67" style:family="graphic" style:parent-style-name="standard">
      <style:graphic-properties draw:fill="solid" draw:fill-color="#3396d8" draw:stroke="none"/>
    </style:style>
    <style:style style:name="style68" style:family="graphic" style:parent-style-name="standard">
      <style:graphic-properties draw:fill="solid" draw:fill-color="#3395d8" draw:stroke="none"/>
    </style:style>
    <style:style style:name="style69" style:family="graphic" style:parent-style-name="standard">
      <style:graphic-properties draw:fill="solid" draw:fill-color="#3395d7" draw:stroke="none"/>
    </style:style>
    <style:style style:name="style70" style:family="graphic" style:parent-style-name="standard">
      <style:graphic-properties draw:fill="solid" draw:fill-color="#3394d6" draw:stroke="none"/>
    </style:style>
    <style:style style:name="style71" style:family="graphic" style:parent-style-name="standard">
      <style:graphic-properties draw:fill="solid" draw:fill-color="#3393d5" draw:stroke="none"/>
    </style:style>
    <style:style style:name="style72" style:family="graphic" style:parent-style-name="standard">
      <style:graphic-properties draw:fill="solid" draw:fill-color="#3294d5" draw:stroke="none"/>
    </style:style>
    <style:style style:name="style73" style:family="graphic" style:parent-style-name="standard">
      <style:graphic-properties draw:fill="solid" draw:fill-color="#3293d4" draw:stroke="none"/>
    </style:style>
    <style:style style:name="style74" style:family="graphic" style:parent-style-name="standard">
      <style:graphic-properties draw:fill="solid" draw:fill-color="#3292d2" draw:stroke="none"/>
    </style:style>
    <style:style style:name="style75" style:family="graphic" style:parent-style-name="standard">
      <style:graphic-properties draw:fill="solid" draw:fill-color="#3291d2" draw:stroke="none"/>
    </style:style>
    <style:style style:name="style76" style:family="graphic" style:parent-style-name="standard">
      <style:graphic-properties draw:fill="solid" draw:fill-color="#3290d0" draw:stroke="none"/>
    </style:style>
    <style:style style:name="style77" style:family="graphic" style:parent-style-name="standard">
      <style:graphic-properties draw:fill="solid" draw:fill-color="#3190d0" draw:stroke="none"/>
    </style:style>
    <style:style style:name="style78" style:family="graphic" style:parent-style-name="standard">
      <style:graphic-properties draw:fill="solid" draw:fill-color="#318fcf" draw:stroke="none"/>
    </style:style>
    <style:style style:name="style79" style:family="graphic" style:parent-style-name="standard">
      <style:graphic-properties draw:fill="solid" draw:fill-color="#318fce" draw:stroke="none"/>
    </style:style>
    <style:style style:name="style80" style:family="graphic" style:parent-style-name="standard">
      <style:graphic-properties draw:fill="solid" draw:fill-color="#318ece" draw:stroke="none"/>
    </style:style>
    <style:style style:name="style81" style:family="graphic" style:parent-style-name="standard">
      <style:graphic-properties draw:fill="solid" draw:fill-color="#308ecc" draw:stroke="none"/>
    </style:style>
    <style:style style:name="style82" style:family="graphic" style:parent-style-name="standard">
      <style:graphic-properties draw:fill="solid" draw:fill-color="#308ccc" draw:stroke="none"/>
    </style:style>
    <style:style style:name="style83" style:family="graphic" style:parent-style-name="standard">
      <style:graphic-properties draw:fill="solid" draw:fill-color="#308ccb" draw:stroke="none"/>
    </style:style>
    <style:style style:name="style84" style:family="graphic" style:parent-style-name="standard">
      <style:graphic-properties draw:fill="solid" draw:fill-color="#308cca" draw:stroke="none"/>
    </style:style>
    <style:style style:name="style85" style:family="graphic" style:parent-style-name="standard">
      <style:graphic-properties draw:fill="solid" draw:fill-color="#308bca" draw:stroke="none"/>
    </style:style>
    <style:style style:name="style86" style:family="graphic" style:parent-style-name="standard">
      <style:graphic-properties draw:fill="solid" draw:fill-color="#2f8bc9" draw:stroke="none"/>
    </style:style>
    <style:style style:name="style87" style:family="graphic" style:parent-style-name="standard">
      <style:graphic-properties draw:fill="solid" draw:fill-color="#2f8ac8" draw:stroke="none"/>
    </style:style>
    <style:style style:name="style88" style:family="graphic" style:parent-style-name="standard">
      <style:graphic-properties draw:fill="solid" draw:fill-color="#2f8ac7" draw:stroke="none"/>
    </style:style>
    <style:style style:name="style89" style:family="graphic" style:parent-style-name="standard">
      <style:graphic-properties draw:fill="solid" draw:fill-color="#2f89c7" draw:stroke="none"/>
    </style:style>
    <style:style style:name="style90" style:family="graphic" style:parent-style-name="standard">
      <style:graphic-properties draw:fill="solid" draw:fill-color="#2f89c6" draw:stroke="none"/>
    </style:style>
    <style:style style:name="style91" style:family="graphic" style:parent-style-name="standard">
      <style:graphic-properties draw:fill="solid" draw:fill-color="#2e88c4" draw:stroke="none"/>
    </style:style>
    <style:style style:name="style92" style:family="graphic" style:parent-style-name="standard">
      <style:graphic-properties draw:fill="solid" draw:fill-color="#2e87c4" draw:stroke="none"/>
    </style:style>
    <style:style style:name="style93" style:family="graphic" style:parent-style-name="standard">
      <style:graphic-properties draw:fill="solid" draw:fill-color="#2e87c3" draw:stroke="none"/>
    </style:style>
    <style:style style:name="style94" style:family="graphic" style:parent-style-name="standard">
      <style:graphic-properties draw:fill="solid" draw:fill-color="#2e86c2" draw:stroke="none"/>
    </style:style>
    <style:style style:name="style95" style:family="graphic" style:parent-style-name="standard">
      <style:graphic-properties draw:fill="solid" draw:fill-color="#2d86c1" draw:stroke="none"/>
    </style:style>
    <style:style style:name="style96" style:family="graphic" style:parent-style-name="standard">
      <style:graphic-properties draw:fill="solid" draw:fill-color="#2d85c1" draw:stroke="none"/>
    </style:style>
    <style:style style:name="style97" style:family="graphic" style:parent-style-name="standard">
      <style:graphic-properties draw:fill="solid" draw:fill-color="#2d85c0" draw:stroke="none"/>
    </style:style>
    <style:style style:name="style98" style:family="graphic" style:parent-style-name="standard">
      <style:graphic-properties draw:fill="solid" draw:fill-color="#2c84be" draw:stroke="none"/>
    </style:style>
    <style:style style:name="style99" style:family="graphic" style:parent-style-name="standard">
      <style:graphic-properties draw:fill="solid" draw:fill-color="#2c82be" draw:stroke="none"/>
    </style:style>
    <style:style style:name="style100" style:family="graphic" style:parent-style-name="standard">
      <style:graphic-properties draw:fill="solid" draw:fill-color="#2c82bd" draw:stroke="none"/>
    </style:style>
    <style:style style:name="style101" style:family="graphic" style:parent-style-name="standard">
      <style:graphic-properties draw:fill="solid" draw:fill-color="#2c82bc" draw:stroke="none"/>
    </style:style>
    <style:style style:name="style102" style:family="graphic" style:parent-style-name="standard">
      <style:graphic-properties draw:fill="solid" draw:fill-color="#2c81bc" draw:stroke="none"/>
    </style:style>
    <style:style style:name="style103" style:family="graphic" style:parent-style-name="standard">
      <style:graphic-properties draw:fill="solid" draw:fill-color="#2c80ba" draw:stroke="none"/>
    </style:style>
    <style:style style:name="style104" style:family="graphic" style:parent-style-name="standard">
      <style:graphic-properties draw:fill="solid" draw:fill-color="#2b80ba" draw:stroke="none"/>
    </style:style>
    <style:style style:name="style105" style:family="graphic" style:parent-style-name="standard">
      <style:graphic-properties draw:fill="solid" draw:fill-color="#2b80b9" draw:stroke="none"/>
    </style:style>
    <style:style style:name="style106" style:family="graphic" style:parent-style-name="standard">
      <style:graphic-properties draw:fill="solid" draw:fill-color="#2b7fb8" draw:stroke="none"/>
    </style:style>
    <style:style style:name="style107" style:family="graphic" style:parent-style-name="standard">
      <style:graphic-properties draw:fill="solid" draw:fill-color="#2a7eb6" draw:stroke="none"/>
    </style:style>
    <style:style style:name="style108" style:family="graphic" style:parent-style-name="standard">
      <style:graphic-properties draw:fill="solid" draw:fill-color="#2a7db6" draw:stroke="none"/>
    </style:style>
    <style:style style:name="style109" style:family="graphic" style:parent-style-name="standard">
      <style:graphic-properties draw:fill="solid" draw:fill-color="#2a7db5" draw:stroke="none"/>
    </style:style>
    <style:style style:name="style110" style:family="graphic" style:parent-style-name="standard">
      <style:graphic-properties draw:fill="solid" draw:fill-color="#2a7cb4" draw:stroke="none"/>
    </style:style>
    <style:style style:name="style111" style:family="graphic" style:parent-style-name="standard">
      <style:graphic-properties draw:fill="solid" draw:fill-color="#2a7cb3" draw:stroke="none"/>
    </style:style>
    <style:style style:name="style112" style:family="graphic" style:parent-style-name="standard">
      <style:graphic-properties draw:fill="solid" draw:fill-color="#2a7bb3" draw:stroke="none"/>
    </style:style>
    <style:style style:name="style113" style:family="graphic" style:parent-style-name="standard">
      <style:graphic-properties draw:fill="solid" draw:fill-color="#297ab2" draw:stroke="none"/>
    </style:style>
    <style:style style:name="style114" style:family="graphic" style:parent-style-name="standard">
      <style:graphic-properties draw:fill="solid" draw:fill-color="#297ab1" draw:stroke="none"/>
    </style:style>
    <style:style style:name="style115" style:family="graphic" style:parent-style-name="standard">
      <style:graphic-properties draw:fill="solid" draw:fill-color="#2979b0" draw:stroke="none"/>
    </style:style>
    <style:style style:name="style116" style:family="graphic" style:parent-style-name="standard">
      <style:graphic-properties draw:fill="solid" draw:fill-color="#2878ae" draw:stroke="none"/>
    </style:style>
    <style:style style:name="style117" style:family="graphic" style:parent-style-name="standard">
      <style:graphic-properties draw:fill="solid" draw:fill-color="#2877ad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hu Jan 04 13:07:10 2024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2.2 (732a01da63, 2022-12-09)</meta:generator>
    <meta:initial-creator>Inkscape.org - 1.2.2 (732a01da63, 2022-12-09)</meta:initial-creator>
    <meta:creation-date>2024-01-04 13:07:10</meta:creation-date>
    <dc:date>2024-01-04 13:07:10</dc:date>
  </office:meta>
</office:document-meta>
</file>